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標楷體" svg:font-family="標楷體" style:font-family-generic="script"/>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24.289cm" fo:margin-left="-0.058cm" table:align="left" style:writing-mode="lr-tb"/>
    </style:style>
    <style:style style:name="表格1.A" style:family="table-column">
      <style:table-column-properties style:column-width="0.953cm"/>
    </style:style>
    <style:style style:name="表格1.D" style:family="table-column">
      <style:table-column-properties style:column-width="3.81cm"/>
    </style:style>
    <style:style style:name="表格1.E" style:family="table-column">
      <style:table-column-properties style:column-width="2.858cm"/>
    </style:style>
    <style:style style:name="表格1.F" style:family="table-column">
      <style:table-column-properties style:column-width="0.635cm"/>
    </style:style>
    <style:style style:name="表格1.I" style:family="table-column">
      <style:table-column-properties style:column-width="3.175cm"/>
    </style:style>
    <style:style style:name="表格1.M" style:family="table-column">
      <style:table-column-properties style:column-width="3.016cm"/>
    </style:style>
    <style:style style:name="表格1.1" style:family="table-row">
      <style:table-row-properties style:min-row-height="0.605cm" style:keep-together="true" fo:keep-together="auto"/>
    </style:style>
    <style:style style:name="表格1.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1.M1" style:family="table-cell">
      <style:table-cell-properties style:vertical-align="middle" fo:padding-left="0.049cm" fo:padding-right="0.049cm" fo:padding-top="0cm" fo:padding-bottom="0cm" fo:border="0.018cm solid #000000" style:writing-mode="lr-tb"/>
    </style:style>
    <style:style style:name="表格1.2" style:family="table-row">
      <style:table-row-properties style:min-row-height="0.609cm" style:keep-together="true" fo:keep-together="auto"/>
    </style:style>
    <style:style style:name="表格1.M2" style:family="table-cell">
      <style:table-cell-properties style:vertical-align="top" fo:padding-left="0.049cm" fo:padding-right="0.049cm" fo:padding-top="0cm" fo:padding-bottom="0cm" fo:border="0.018cm solid #000000" style:writing-mode="lr-tb"/>
    </style:style>
    <style:style style:name="表格1.A3"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1.4" style:family="table-row">
      <style:table-row-properties style:min-row-height="0.635cm" style:keep-together="true" fo:keep-together="auto"/>
    </style:style>
    <style:style style:name="表格1.10" style:family="table-row">
      <style:table-row-properties style:min-row-height="0.494cm" style:keep-together="true" fo:keep-together="auto"/>
    </style:style>
    <style:style style:name="表格1.19" style:family="table-row">
      <style:table-row-properties style:min-row-height="0.455cm" style:keep-together="true" fo:keep-together="auto"/>
    </style:style>
    <style:style style:name="表格1.21" style:family="table-row">
      <style:table-row-properties style:min-row-height="0.741cm" style:keep-together="true" fo:keep-together="auto"/>
    </style:style>
    <style:style style:name="表格1.24" style:family="table-row">
      <style:table-row-properties style:min-row-height="0.577cm" style:keep-together="true" fo:keep-together="auto"/>
    </style:style>
    <style:style style:name="表格1.28" style:family="table-row">
      <style:table-row-properties style:min-row-height="0.564cm" style:keep-together="true" fo:keep-together="auto"/>
    </style:style>
    <style:style style:name="表格2" style:family="table">
      <style:table-properties style:width="24.465cm" table:align="left" style:writing-mode="lr-tb"/>
    </style:style>
    <style:style style:name="表格2.A" style:family="table-column">
      <style:table-column-properties style:column-width="0.633cm"/>
    </style:style>
    <style:style style:name="表格2.C" style:family="table-column">
      <style:table-column-properties style:column-width="4.842cm"/>
    </style:style>
    <style:style style:name="表格2.D" style:family="table-column">
      <style:table-column-properties style:column-width="5.151cm"/>
    </style:style>
    <style:style style:name="表格2.E" style:family="table-column">
      <style:table-column-properties style:column-width="0.965cm"/>
    </style:style>
    <style:style style:name="表格2.F" style:family="table-column">
      <style:table-column-properties style:column-width="0.706cm"/>
    </style:style>
    <style:style style:name="表格2.H" style:family="table-column">
      <style:table-column-properties style:column-width="4.701cm"/>
    </style:style>
    <style:style style:name="表格2.I" style:family="table-column">
      <style:table-column-properties style:column-width="5.121cm"/>
    </style:style>
    <style:style style:name="表格2.J" style:family="table-column">
      <style:table-column-properties style:column-width="1.009cm"/>
    </style:style>
    <style:style style:name="表格2.1" style:family="table-row">
      <style:table-row-properties style:min-row-height="0.605cm" style:keep-together="true" fo:keep-together="auto"/>
    </style:style>
    <style:style style:name="表格2.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2.F1" style:family="table-cell">
      <style:table-cell-properties style:vertical-align="middle" fo:padding-left="0.049cm" fo:padding-right="0.049cm" fo:padding-top="0cm" fo:padding-bottom="0cm" fo:border="0.018cm solid #000000" style:writing-mode="lr-tb"/>
    </style:style>
    <style:style style:name="表格2.2" style:family="table-row">
      <style:table-row-properties style:min-row-height="0.494cm" style:keep-together="true" fo:keep-together="auto"/>
    </style:style>
    <style:style style:name="表格3" style:family="table">
      <style:table-properties style:width="23.813cm" table:align="left" style:writing-mode="lr-tb"/>
    </style:style>
    <style:style style:name="表格3.A" style:family="table-column">
      <style:table-column-properties style:column-width="23.813cm"/>
    </style:style>
    <style:style style:name="表格3.1" style:family="table-row">
      <style:table-row-properties style:min-row-height="0.318cm" style:keep-together="true" fo:keep-together="auto"/>
    </style:style>
    <style:style style:name="表格3.A1" style:family="table-cell">
      <style:table-cell-properties style:vertical-align="top" fo:padding-left="0.049cm" fo:padding-right="0.049cm" fo:padding-top="0cm" fo:padding-bottom="0cm" fo:border-left="none" fo:border-right="none" fo:border-top="none" fo:border-bottom="0.018cm solid #000000" style:writing-mode="lr-tb"/>
    </style:style>
    <style:style style:name="表格4" style:family="table">
      <style:table-properties style:width="24.239cm" table:align="left" style:writing-mode="lr-tb"/>
    </style:style>
    <style:style style:name="表格4.A" style:family="table-column">
      <style:table-column-properties style:column-width="2.074cm"/>
    </style:style>
    <style:style style:name="表格4.B" style:family="table-column">
      <style:table-column-properties style:column-width="2.469cm"/>
    </style:style>
    <style:style style:name="表格4.C" style:family="table-column">
      <style:table-column-properties style:column-width="2.519cm"/>
    </style:style>
    <style:style style:name="表格4.D" style:family="table-column">
      <style:table-column-properties style:column-width="1.827cm"/>
    </style:style>
    <style:style style:name="表格4.E" style:family="table-column">
      <style:table-column-properties style:column-width="1.492cm"/>
    </style:style>
    <style:style style:name="表格4.F" style:family="table-column">
      <style:table-column-properties style:column-width="1.494cm"/>
    </style:style>
    <style:style style:name="表格4.G" style:family="table-column">
      <style:table-column-properties style:column-width="1.778cm"/>
    </style:style>
    <style:style style:name="表格4.H" style:family="table-column">
      <style:table-column-properties style:column-width="1.556cm"/>
    </style:style>
    <style:style style:name="表格4.I" style:family="table-column">
      <style:table-column-properties style:column-width="1.852cm"/>
    </style:style>
    <style:style style:name="表格4.J" style:family="table-column">
      <style:table-column-properties style:column-width="1.988cm"/>
    </style:style>
    <style:style style:name="表格4.K" style:family="table-column">
      <style:table-column-properties style:column-width="3.641cm"/>
    </style:style>
    <style:style style:name="表格4.L" style:family="table-column">
      <style:table-column-properties style:column-width="1.549cm"/>
    </style:style>
    <style:style style:name="表格4.1" style:family="table-row">
      <style:table-row-properties style:min-row-height="0.67cm" style:keep-together="true" fo:keep-together="auto"/>
    </style:style>
    <style:style style:name="表格4.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4.L1" style:family="table-cell">
      <style:table-cell-properties style:vertical-align="middle" fo:padding-left="0.049cm" fo:padding-right="0.049cm" fo:padding-top="0cm" fo:padding-bottom="0cm" fo:border="0.018cm solid #000000" style:writing-mode="lr-tb"/>
    </style:style>
    <style:style style:name="表格5" style:family="table">
      <style:table-properties style:width="24.289cm" fo:margin-left="-0.058cm" table:align="left" style:writing-mode="lr-tb"/>
    </style:style>
    <style:style style:name="表格5.A" style:family="table-column">
      <style:table-column-properties style:column-width="0.953cm"/>
    </style:style>
    <style:style style:name="表格5.D" style:family="table-column">
      <style:table-column-properties style:column-width="3.81cm"/>
    </style:style>
    <style:style style:name="表格5.E" style:family="table-column">
      <style:table-column-properties style:column-width="2.858cm"/>
    </style:style>
    <style:style style:name="表格5.F" style:family="table-column">
      <style:table-column-properties style:column-width="0.635cm"/>
    </style:style>
    <style:style style:name="表格5.I" style:family="table-column">
      <style:table-column-properties style:column-width="3.175cm"/>
    </style:style>
    <style:style style:name="表格5.M" style:family="table-column">
      <style:table-column-properties style:column-width="3.016cm"/>
    </style:style>
    <style:style style:name="表格5.1" style:family="table-row">
      <style:table-row-properties style:min-row-height="0.605cm" style:keep-together="true" fo:keep-together="auto"/>
    </style:style>
    <style:style style:name="表格5.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5.M1" style:family="table-cell">
      <style:table-cell-properties style:vertical-align="middle" fo:padding-left="0.049cm" fo:padding-right="0.049cm" fo:padding-top="0cm" fo:padding-bottom="0cm" fo:border="0.018cm solid #000000" style:writing-mode="lr-tb"/>
    </style:style>
    <style:style style:name="表格5.2" style:family="table-row">
      <style:table-row-properties style:min-row-height="0.609cm" style:keep-together="true" fo:keep-together="auto"/>
    </style:style>
    <style:style style:name="表格5.M2" style:family="table-cell">
      <style:table-cell-properties style:vertical-align="top" fo:padding-left="0.049cm" fo:padding-right="0.049cm" fo:padding-top="0cm" fo:padding-bottom="0cm" fo:border="0.018cm solid #000000" style:writing-mode="lr-tb"/>
    </style:style>
    <style:style style:name="表格5.A3"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表格5.4" style:family="table-row">
      <style:table-row-properties style:min-row-height="0.635cm" style:keep-together="true" fo:keep-together="auto"/>
    </style:style>
    <style:style style:name="表格5.9" style:family="table-row">
      <style:table-row-properties style:min-row-height="0.494cm" style:keep-together="true" fo:keep-together="auto"/>
    </style:style>
    <style:style style:name="表格5.15" style:family="table-row">
      <style:table-row-properties style:min-row-height="0.455cm" style:keep-together="true" fo:keep-together="auto"/>
    </style:style>
    <style:style style:name="表格5.17" style:family="table-row">
      <style:table-row-properties style:min-row-height="0.741cm" style:keep-together="true" fo:keep-together="auto"/>
    </style:style>
    <style:style style:name="表格5.20" style:family="table-row">
      <style:table-row-properties style:min-row-height="0.577cm" style:keep-together="true" fo:keep-together="auto"/>
    </style:style>
    <style:style style:name="表格5.24" style:family="table-row">
      <style:table-row-properties style:min-row-height="0.564cm" style:keep-together="true" fo:keep-together="auto"/>
    </style:style>
    <style:style style:name="表格6" style:family="table">
      <style:table-properties style:width="24.465cm" table:align="left" style:writing-mode="lr-tb"/>
    </style:style>
    <style:style style:name="表格6.A" style:family="table-column">
      <style:table-column-properties style:column-width="0.633cm"/>
    </style:style>
    <style:style style:name="表格6.C" style:family="table-column">
      <style:table-column-properties style:column-width="4.842cm"/>
    </style:style>
    <style:style style:name="表格6.D" style:family="table-column">
      <style:table-column-properties style:column-width="5.151cm"/>
    </style:style>
    <style:style style:name="表格6.E" style:family="table-column">
      <style:table-column-properties style:column-width="0.965cm"/>
    </style:style>
    <style:style style:name="表格6.F" style:family="table-column">
      <style:table-column-properties style:column-width="0.706cm"/>
    </style:style>
    <style:style style:name="表格6.H" style:family="table-column">
      <style:table-column-properties style:column-width="4.701cm"/>
    </style:style>
    <style:style style:name="表格6.I" style:family="table-column">
      <style:table-column-properties style:column-width="5.121cm"/>
    </style:style>
    <style:style style:name="表格6.J" style:family="table-column">
      <style:table-column-properties style:column-width="1.009cm"/>
    </style:style>
    <style:style style:name="表格6.1" style:family="table-row">
      <style:table-row-properties style:min-row-height="0.605cm" style:keep-together="true" fo:keep-together="auto"/>
    </style:style>
    <style:style style:name="表格6.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6.F1" style:family="table-cell">
      <style:table-cell-properties style:vertical-align="middle" fo:padding-left="0.049cm" fo:padding-right="0.049cm" fo:padding-top="0cm" fo:padding-bottom="0cm" fo:border="0.018cm solid #000000" style:writing-mode="lr-tb"/>
    </style:style>
    <style:style style:name="表格6.2" style:family="table-row">
      <style:table-row-properties style:min-row-height="0.494cm" style:keep-together="true" fo:keep-together="auto"/>
    </style:style>
    <style:style style:name="表格7" style:family="table">
      <style:table-properties style:width="23.813cm" table:align="left" style:writing-mode="lr-tb"/>
    </style:style>
    <style:style style:name="表格7.A" style:family="table-column">
      <style:table-column-properties style:column-width="23.813cm"/>
    </style:style>
    <style:style style:name="表格7.1" style:family="table-row">
      <style:table-row-properties style:min-row-height="0.318cm" style:keep-together="true" fo:keep-together="auto"/>
    </style:style>
    <style:style style:name="表格7.A1" style:family="table-cell">
      <style:table-cell-properties style:vertical-align="top" fo:padding-left="0.049cm" fo:padding-right="0.049cm" fo:padding-top="0cm" fo:padding-bottom="0cm" fo:border-left="none" fo:border-right="none" fo:border-top="none" fo:border-bottom="0.018cm solid #000000" style:writing-mode="lr-tb"/>
    </style:style>
    <style:style style:name="表格8" style:family="table">
      <style:table-properties style:width="24.239cm" table:align="left" style:writing-mode="lr-tb"/>
    </style:style>
    <style:style style:name="表格8.A" style:family="table-column">
      <style:table-column-properties style:column-width="2.074cm"/>
    </style:style>
    <style:style style:name="表格8.B" style:family="table-column">
      <style:table-column-properties style:column-width="2.469cm"/>
    </style:style>
    <style:style style:name="表格8.C" style:family="table-column">
      <style:table-column-properties style:column-width="2.519cm"/>
    </style:style>
    <style:style style:name="表格8.D" style:family="table-column">
      <style:table-column-properties style:column-width="1.827cm"/>
    </style:style>
    <style:style style:name="表格8.E" style:family="table-column">
      <style:table-column-properties style:column-width="1.492cm"/>
    </style:style>
    <style:style style:name="表格8.F" style:family="table-column">
      <style:table-column-properties style:column-width="1.494cm"/>
    </style:style>
    <style:style style:name="表格8.G" style:family="table-column">
      <style:table-column-properties style:column-width="1.778cm"/>
    </style:style>
    <style:style style:name="表格8.H" style:family="table-column">
      <style:table-column-properties style:column-width="1.556cm"/>
    </style:style>
    <style:style style:name="表格8.I" style:family="table-column">
      <style:table-column-properties style:column-width="1.852cm"/>
    </style:style>
    <style:style style:name="表格8.J" style:family="table-column">
      <style:table-column-properties style:column-width="1.988cm"/>
    </style:style>
    <style:style style:name="表格8.K" style:family="table-column">
      <style:table-column-properties style:column-width="3.641cm"/>
    </style:style>
    <style:style style:name="表格8.L" style:family="table-column">
      <style:table-column-properties style:column-width="1.549cm"/>
    </style:style>
    <style:style style:name="表格8.1" style:family="table-row">
      <style:table-row-properties style:min-row-height="0.67cm" style:keep-together="true" fo:keep-together="auto"/>
    </style:style>
    <style:style style:name="表格8.A1" style:family="table-cell">
      <style:table-cell-properties style:vertical-align="middle" fo:padding-left="0.049cm" fo:padding-right="0.049cm" fo:padding-top="0cm" fo:padding-bottom="0cm" fo:border-left="0.018cm solid #000000" fo:border-right="none" fo:border-top="0.018cm solid #000000" fo:border-bottom="0.018cm solid #000000" style:writing-mode="lr-tb"/>
    </style:style>
    <style:style style:name="表格8.L1" style:family="table-cell">
      <style:table-cell-properties style:vertical-align="middle" fo:padding-left="0.049cm" fo:padding-right="0.049cm" fo:padding-top="0cm" fo:padding-bottom="0cm" fo:border="0.018cm solid #000000" style:writing-mode="lr-tb"/>
    </style:style>
    <style:style style:name="P1" style:family="paragraph" style:parent-style-name="Standard">
      <style:paragraph-properties fo:text-align="justify" fo:text-align-last="justify" style:justify-single-word="false"/>
      <style:text-properties fo:font-size="14pt" style:font-size-asian="14pt" style:font-size-complex="14pt"/>
    </style:style>
    <style:style style:name="P2" style:family="paragraph" style:parent-style-name="Standard">
      <style:paragraph-properties fo:text-align="justify" fo:text-align-last="justify" style:justify-single-word="false"/>
    </style:style>
    <style:style style:name="P3" style:family="paragraph" style:parent-style-name="Standard">
      <style:paragraph-properties fo:text-align="justify" fo:text-align-last="justify" style:justify-single-word="false"/>
    </style:style>
    <style:style style:name="P4" style:family="paragraph" style:parent-style-name="Standard">
      <style:paragraph-properties fo:text-align="justify" fo:text-align-last="justify" style:justify-single-word="false" style:snap-to-layout-grid="false"/>
    </style:style>
    <style:style style:name="P5" style:family="paragraph" style:parent-style-name="Standard">
      <style:paragraph-properties style:snap-to-layout-gri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line-height="0.564cm" fo:text-align="justify" style:justify-single-word="false" fo:orphans="2" fo:widows="2">
        <style:tab-stops>
          <style:tab-stop style:position="2.54cm"/>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Standard">
      <style:text-properties style:font-name="新細明體" style:font-name-complex="新細明體"/>
    </style:style>
    <style:style style:name="P14" style:family="paragraph" style:parent-style-name="Standard">
      <style:paragraph-properties fo:text-align="center" style:justify-single-word="false"/>
      <style:text-properties style:font-name="新細明體" style:font-name-complex="新細明體"/>
    </style:style>
    <style:style style:name="P15" style:family="paragraph" style:parent-style-name="Standard">
      <style:paragraph-properties fo:text-align="justify" style:justify-single-word="false"/>
      <style:text-properties style:font-name="新細明體" style:font-name-complex="新細明體"/>
    </style:style>
    <style:style style:name="P16" style:family="paragraph" style:parent-style-name="Standard">
      <style:paragraph-properties fo:line-height="0.494cm" fo:text-align="justify" style:justify-single-word="false"/>
      <style:text-properties style:font-name="新細明體" style:font-name-complex="新細明體"/>
    </style:style>
    <style:style style:name="P17" style:family="paragraph" style:parent-style-name="Standard">
      <style:text-properties fo:font-size="13pt" style:font-size-asian="13pt" style:font-size-complex="13pt"/>
    </style:style>
    <style:style style:name="P18" style:family="paragraph" style:parent-style-name="Standard">
      <style:paragraph-properties fo:text-align="justify" fo:text-align-last="justify" style:justify-single-word="false"/>
      <style:text-properties fo:font-size="13pt" style:font-size-asian="13pt" style:font-size-complex="13pt"/>
    </style:style>
    <style:style style:name="P19" style:family="paragraph" style:parent-style-name="Standard">
      <style:text-properties fo:font-size="18pt" fo:language="none" fo:country="none" style:font-size-asian="18pt" style:language-asian="none" style:country-asian="none" style:font-size-complex="18pt"/>
    </style:style>
    <style:style style:name="P20" style:family="paragraph" style:parent-style-name="Standard">
      <style:paragraph-properties fo:line-height="0.564cm" fo:text-align="justify" style:justify-single-word="false" fo:orphans="2" fo:widows="2">
        <style:tab-stops>
          <style:tab-stop style:position="2.54cm"/>
        </style:tab-stops>
      </style:paragraph-properties>
    </style:style>
    <style:style style:name="P21" style:family="paragraph" style:parent-style-name="Standard">
      <style:text-properties fo:font-size="16pt" fo:language="none" fo:country="none" style:font-size-asian="16pt" style:language-asian="none" style:country-asian="none" style:font-size-complex="16pt"/>
    </style:style>
    <style:style style:name="P22" style:family="paragraph" style:parent-style-name="Standard">
      <style:paragraph-properties fo:margin-left="0.975cm" fo:margin-right="-2.268cm" fo:text-indent="-1.039cm" style:auto-text-indent="false" style:snap-to-layout-grid="false">
        <style:tab-stops>
          <style:tab-stop style:position="20.345cm"/>
          <style:tab-stop style:position="21.89cm"/>
        </style:tab-stops>
      </style:paragraph-properties>
      <style:text-properties style:font-name="標楷體" fo:font-size="14pt" fo:font-weight="bold" style:font-name-asian="標楷體" style:font-size-asian="14pt" style:font-weight-asian="bold" style:font-name-complex="標楷體" style:font-size-complex="14pt"/>
    </style:style>
    <style:style style:name="P23" style:family="paragraph" style:parent-style-name="Standard">
      <style:paragraph-properties fo:margin-left="0.951cm" fo:margin-right="-0.058cm" fo:text-indent="-0.963cm" style:auto-text-indent="false" style:snap-to-layout-grid="false">
        <style:tab-stops>
          <style:tab-stop style:position="20.345cm"/>
          <style:tab-stop style:position="21.89cm"/>
        </style:tab-stops>
      </style:paragraph-properties>
    </style:style>
    <style:style style:name="P24" style:family="paragraph" style:parent-style-name="Standard">
      <style:paragraph-properties fo:margin-left="-0.074cm" fo:margin-right="-0.058cm" fo:text-indent="0cm" style:auto-text-indent="false" style:snap-to-layout-grid="false">
        <style:tab-stops>
          <style:tab-stop style:position="20.345cm"/>
          <style:tab-stop style:position="21.89cm"/>
        </style:tab-stops>
      </style:paragraph-properties>
      <style:text-properties style:font-name="標楷體" fo:font-size="14pt" style:font-name-asian="標楷體" style:font-size-asian="14pt" style:font-name-complex="標楷體" style:font-size-complex="14pt"/>
    </style:style>
    <style:style style:name="P25" style:family="paragraph" style:parent-style-name="Standard">
      <style:paragraph-properties fo:margin-left="-0.074cm" fo:margin-right="-0.058cm" fo:text-indent="1.023cm" style:auto-text-indent="false" style:snap-to-layout-grid="false">
        <style:tab-stops>
          <style:tab-stop style:position="20.345cm"/>
          <style:tab-stop style:position="21.89cm"/>
        </style:tab-stops>
      </style:paragraph-properties>
      <style:text-properties style:font-name="標楷體" fo:font-size="14pt" style:font-name-asian="標楷體" style:font-size-asian="14pt" style:font-name-complex="標楷體" style:font-size-complex="14pt"/>
    </style:style>
    <style:style style:name="P26" style:family="paragraph" style:parent-style-name="Standard">
      <style:paragraph-properties fo:margin-left="2.404cm" fo:margin-right="-0.058cm" fo:text-indent="-1.591cm" style:auto-text-indent="false" style:snap-to-layout-grid="false">
        <style:tab-stops>
          <style:tab-stop style:position="20.345cm"/>
          <style:tab-stop style:position="21.89cm"/>
        </style:tab-stops>
      </style:paragraph-properties>
      <style:text-properties style:font-name="標楷體" fo:font-size="14pt" style:font-name-asian="標楷體" style:font-size-asian="14pt" style:font-name-complex="標楷體" style:font-size-complex="14pt"/>
    </style:style>
    <style:style style:name="P27" style:family="paragraph" style:parent-style-name="Standard">
      <style:paragraph-properties fo:margin-left="0.813cm" fo:margin-right="-0.058cm" fo:text-indent="0.004cm" style:auto-text-indent="false" style:snap-to-layout-grid="false">
        <style:tab-stops>
          <style:tab-stop style:position="20.345cm"/>
          <style:tab-stop style:position="21.89cm"/>
        </style:tab-stops>
      </style:paragraph-properties>
      <style:text-properties style:font-name="標楷體" fo:font-size="14pt" style:font-name-asian="標楷體" style:font-size-asian="14pt" style:font-name-complex="標楷體" style:font-size-complex="14pt"/>
    </style:style>
    <style:style style:name="P28" style:family="paragraph" style:parent-style-name="Standard">
      <style:paragraph-properties fo:margin-left="0.949cm" fo:margin-right="-0.058cm" fo:text-indent="-0.949cm" style:auto-text-indent="false" style:snap-to-layout-grid="false">
        <style:tab-stops>
          <style:tab-stop style:position="20.345cm"/>
          <style:tab-stop style:position="21.89cm"/>
        </style:tab-stops>
      </style:paragraph-properties>
      <style:text-properties style:font-name="標楷體" fo:font-size="14pt" style:font-name-asian="標楷體" style:font-size-asian="14pt" style:font-name-complex="標楷體" style:font-size-complex="14pt"/>
    </style:style>
    <style:style style:name="P29" style:family="paragraph" style:parent-style-name="Standard">
      <style:paragraph-properties fo:margin-left="0.953cm" fo:margin-right="-0.058cm" fo:text-indent="0cm" style:auto-text-indent="false" style:snap-to-layout-grid="false">
        <style:tab-stops>
          <style:tab-stop style:position="20.345cm"/>
          <style:tab-stop style:position="21.89cm"/>
        </style:tab-stops>
      </style:paragraph-properties>
    </style:style>
    <style:style style:name="P30" style:family="paragraph" style:parent-style-name="Standard">
      <style:paragraph-properties fo:break-before="page"/>
    </style:style>
    <style:style style:name="P31" style:family="paragraph" style:parent-style-name="Standard" style:master-page-name="Standard">
      <style:paragraph-properties fo:margin-left="0cm" fo:margin-right="0cm" fo:text-indent="0.247cm" style:auto-text-indent="false" style:page-number="auto"/>
    </style:style>
    <style:style style:name="P32" style:family="paragraph" style:parent-style-name="Standard">
      <style:paragraph-properties fo:margin-top="0.127cm" fo:margin-bottom="0.127cm" fo:text-align="center" style:justify-single-word="false"/>
    </style:style>
    <style:style style:name="P33" style:family="paragraph" style:parent-style-name="Standard">
      <style:paragraph-properties fo:margin-top="0.127cm" fo:margin-bottom="0.127cm" fo:text-align="center" style:justify-single-word="false"/>
      <style:text-properties fo:font-size="18pt" style:font-size-asian="18pt" style:font-size-complex="18pt"/>
    </style:style>
    <style:style style:name="P34" style:family="paragraph" style:parent-style-name="Standard">
      <style:paragraph-properties fo:margin-top="0.127cm" fo:margin-bottom="0.127cm" fo:text-align="end" style:justify-single-word="false"/>
    </style:style>
    <style:style style:name="P35" style:family="paragraph" style:parent-style-name="Standard">
      <style:paragraph-properties fo:margin-left="1.552cm" fo:margin-right="0cm" fo:margin-top="0.635cm" fo:margin-bottom="0.254cm" fo:line-height="0.706cm" fo:text-indent="-1.598cm" style:auto-text-indent="false"/>
      <style:text-properties fo:font-size="16pt" style:font-size-asian="16pt" style:font-size-complex="16pt"/>
    </style:style>
    <style:style style:name="P36" style:family="paragraph" style:parent-style-name="Standard">
      <style:paragraph-properties fo:margin-left="1.552cm" fo:margin-right="0cm" fo:margin-top="0.635cm" fo:margin-bottom="0cm" fo:line-height="0.706cm" fo:text-indent="-1.598cm" style:auto-text-indent="false"/>
    </style:style>
    <style:style style:name="P37" style:family="paragraph" style:parent-style-name="Standard">
      <style:paragraph-properties fo:margin-left="1.552cm" fo:margin-right="0cm" fo:margin-top="0.635cm" fo:margin-bottom="0cm" fo:line-height="0.706cm" fo:text-indent="-1.598cm" style:auto-text-indent="false"/>
      <style:text-properties fo:font-size="16pt" style:font-size-asian="16pt" style:font-size-complex="16pt"/>
    </style:style>
    <style:style style:name="P38" style:family="paragraph" style:parent-style-name="Standard">
      <style:paragraph-properties fo:margin-left="1.552cm" fo:margin-right="0cm" fo:margin-top="0.635cm" fo:margin-bottom="0.191cm" fo:line-height="0.706cm" fo:text-indent="-1.598cm" style:auto-text-indent="false"/>
    </style:style>
    <style:style style:name="P39" style:family="paragraph" style:parent-style-name="Standard">
      <style:paragraph-properties fo:margin-left="0cm" fo:margin-right="0cm" fo:text-indent="2.117cm" style:auto-text-indent="false"/>
    </style:style>
    <style:style style:name="P40" style:family="paragraph" style:parent-style-name="Standard">
      <style:paragraph-properties fo:margin-left="0.889cm" fo:margin-right="0cm" fo:line-height="0.564cm" fo:text-align="justify" style:justify-single-word="false" fo:orphans="2" fo:widows="2" fo:text-indent="1.655cm" style:auto-text-indent="false"/>
    </style:style>
    <style:style style:name="P41" style:family="paragraph" style:parent-style-name="Standard">
      <style:paragraph-properties fo:margin-left="0.889cm" fo:margin-right="0cm" fo:line-height="0.564cm" fo:text-align="justify" style:justify-single-word="false" fo:orphans="2" fo:widows="2" fo:text-indent="1.655cm" style:auto-text-indent="false"/>
      <style:text-properties style:font-name="新細明體" style:font-name-complex="新細明體"/>
    </style:style>
    <style:style style:name="P42" style:family="paragraph" style:parent-style-name="Standard">
      <style:paragraph-properties fo:margin-left="0cm" fo:margin-right="0cm" fo:line-height="0.564cm" fo:text-align="justify" style:justify-single-word="false" fo:orphans="2" fo:widows="2" fo:text-indent="2.988cm" style:auto-text-indent="false"/>
    </style:style>
    <style:style style:name="P43" style:family="paragraph" style:parent-style-name="Standard">
      <style:paragraph-properties fo:margin-left="0cm" fo:margin-right="0cm" fo:line-height="0.564cm" fo:text-align="justify" style:justify-single-word="false" fo:orphans="2" fo:widows="2" fo:text-indent="2.988cm" style:auto-text-indent="false"/>
      <style:text-properties style:font-name="新細明體" style:font-name-complex="新細明體"/>
    </style:style>
    <style:style style:name="P44" style:family="paragraph" style:parent-style-name="Standard">
      <style:paragraph-properties fo:margin-left="0cm" fo:margin-right="0cm" fo:line-height="0.564cm" fo:text-align="justify" style:justify-single-word="false" fo:orphans="2" fo:widows="2" fo:text-indent="2.988cm" style:auto-text-indent="false"/>
    </style:style>
    <style:style style:name="P45" style:family="paragraph" style:parent-style-name="Standard">
      <style:paragraph-properties fo:margin-left="0cm" fo:margin-right="0cm" fo:line-height="0.564cm" fo:text-align="justify" style:justify-single-word="false" fo:orphans="2" fo:widows="2" fo:text-indent="2.963cm" style:auto-text-indent="false"/>
      <style:text-properties style:font-name="新細明體" style:font-name-complex="新細明體"/>
    </style:style>
    <style:style style:name="P46" style:family="paragraph" style:parent-style-name="Standard">
      <style:paragraph-properties fo:margin-left="1.334cm" fo:margin-right="0cm" fo:line-height="0.564cm" fo:text-align="justify" style:justify-single-word="false" fo:orphans="2" fo:widows="2" fo:text-indent="1.605cm" style:auto-text-indent="false"/>
      <style:text-properties style:font-name="新細明體" style:font-name-complex="新細明體"/>
    </style:style>
    <style:style style:name="P47" style:family="paragraph" style:parent-style-name="Standard">
      <style:paragraph-properties fo:margin-left="0cm" fo:margin-right="0cm" fo:line-height="0.564cm" fo:text-align="justify" style:justify-single-word="false" fo:orphans="2" fo:widows="2" fo:text-indent="2.544cm" style:auto-text-indent="false"/>
      <style:text-properties style:font-name="新細明體" style:font-name-complex="新細明體"/>
    </style:style>
    <style:style style:name="P48" style:family="paragraph" style:parent-style-name="Standard">
      <style:paragraph-properties fo:margin-left="0cm" fo:margin-right="0cm" fo:line-height="0.564cm" fo:text-align="justify" style:justify-single-word="false" fo:orphans="2" fo:widows="2" fo:text-indent="2.939cm" style:auto-text-indent="false"/>
    </style:style>
    <style:style style:name="P49" style:family="paragraph" style:parent-style-name="Standard">
      <style:paragraph-properties fo:margin-left="0cm" fo:margin-right="0cm" fo:line-height="0.564cm" fo:text-align="justify" style:justify-single-word="false" fo:orphans="2" fo:widows="2" fo:text-indent="2.939cm" style:auto-text-indent="false"/>
      <style:text-properties style:font-name="新細明體" style:font-name-complex="新細明體"/>
    </style:style>
    <style:style style:name="P50" style:family="paragraph" style:parent-style-name="Standard">
      <style:paragraph-properties fo:margin-left="0cm" fo:margin-right="0cm" fo:text-indent="0.021cm" style:auto-text-indent="false"/>
    </style:style>
    <style:style style:name="P51" style:family="paragraph" style:parent-style-name="Standard">
      <style:paragraph-properties fo:margin-left="0.938cm" fo:margin-right="0cm" fo:line-height="0.564cm" fo:text-align="justify" style:justify-single-word="false" fo:orphans="2" fo:widows="2" fo:text-indent="1.63cm" style:auto-text-indent="false"/>
    </style:style>
    <style:style style:name="P52" style:family="paragraph" style:parent-style-name="Standard">
      <style:paragraph-properties fo:margin-left="0cm" fo:margin-right="0cm" fo:line-height="0.564cm" fo:text-align="justify" style:justify-single-word="false" fo:orphans="2" fo:widows="2" fo:text-indent="3.037cm" style:auto-text-indent="false"/>
    </style:style>
    <style:style style:name="P53" style:family="paragraph" style:parent-style-name="Standard">
      <style:paragraph-properties fo:margin-left="0cm" fo:margin-right="0cm" fo:line-height="0.564cm" fo:text-align="justify" style:justify-single-word="false" fo:orphans="2" fo:widows="2" fo:text-indent="3.037cm" style:auto-text-indent="false"/>
    </style:style>
    <style:style style:name="P54" style:family="paragraph" style:parent-style-name="Standard">
      <style:paragraph-properties fo:margin-left="3.729cm" fo:margin-right="0cm" fo:line-height="0.564cm" fo:text-align="justify" style:justify-single-word="false" fo:orphans="2" fo:widows="2" fo:text-indent="-1.235cm" style:auto-text-indent="false"/>
    </style:style>
    <style:style style:name="P55" style:family="paragraph" style:parent-style-name="Standard">
      <style:paragraph-properties fo:margin-left="2.062cm" fo:margin-right="0cm" fo:line-height="0.564cm" fo:text-align="justify" style:justify-single-word="false" fo:orphans="2" fo:widows="2" fo:text-indent="0.926cm" style:auto-text-indent="false"/>
    </style:style>
    <style:style style:name="P56" style:family="paragraph" style:parent-style-name="Standard">
      <style:paragraph-properties fo:margin-left="2.062cm" fo:margin-right="0cm" fo:line-height="0.564cm" fo:text-align="justify" style:justify-single-word="false" fo:orphans="2" fo:widows="2" fo:text-indent="0.901cm" style:auto-text-indent="false"/>
    </style:style>
    <style:style style:name="P57" style:family="paragraph" style:parent-style-name="Standard">
      <style:paragraph-properties fo:margin-left="0cm" fo:margin-right="0cm" fo:line-height="0.564cm" fo:text-align="justify" style:justify-single-word="false" fo:orphans="2" fo:widows="2" fo:text-indent="1.972cm" style:auto-text-indent="false"/>
    </style:style>
    <style:style style:name="P58" style:family="paragraph" style:parent-style-name="Standard">
      <style:paragraph-properties fo:margin-left="0.889cm" fo:margin-right="0cm" fo:line-height="0.564cm" fo:text-align="justify" style:justify-single-word="false" fo:orphans="2" fo:widows="2" fo:text-indent="1.579cm" style:auto-text-indent="false"/>
    </style:style>
    <style:style style:name="P59" style:family="paragraph" style:parent-style-name="Standard">
      <style:paragraph-properties fo:margin-left="0cm" fo:margin-right="0cm" fo:line-height="0.564cm" fo:text-align="justify" style:justify-single-word="false" fo:orphans="2" fo:widows="2" fo:text-indent="2.887cm" style:auto-text-indent="false"/>
    </style:style>
    <style:style style:name="P60" style:family="paragraph" style:parent-style-name="Standard">
      <style:paragraph-properties fo:margin-left="0.889cm" fo:margin-right="0cm" fo:line-height="0.564cm" fo:text-align="justify" style:justify-single-word="false" fo:orphans="2" fo:widows="2" fo:text-indent="1.554cm" style:auto-text-indent="false"/>
    </style:style>
    <style:style style:name="P61" style:family="paragraph" style:parent-style-name="Standard">
      <style:paragraph-properties fo:margin-left="1.334cm" fo:margin-right="0cm" fo:line-height="0.564cm" fo:text-align="justify" style:justify-single-word="false" fo:orphans="2" fo:widows="2" fo:text-indent="1.554cm" style:auto-text-indent="false"/>
    </style:style>
    <style:style style:name="P62" style:family="paragraph" style:parent-style-name="Standard">
      <style:paragraph-properties fo:margin-left="0cm" fo:margin-right="0cm" fo:line-height="0.564cm" fo:text-align="justify" style:justify-single-word="false" fo:orphans="2" fo:widows="2" fo:text-indent="2.861cm" style:auto-text-indent="false"/>
    </style:style>
    <style:style style:name="P63" style:family="paragraph" style:parent-style-name="Standard">
      <style:paragraph-properties fo:margin-left="0cm" fo:margin-right="0cm" fo:line-height="0.564cm" fo:text-align="justify" style:justify-single-word="false" fo:orphans="2" fo:widows="2" fo:text-indent="2.468cm" style:auto-text-indent="false"/>
    </style:style>
    <style:style style:name="P64" style:family="paragraph" style:parent-style-name="Standard">
      <style:paragraph-properties fo:margin-top="0cm" fo:margin-bottom="0.127cm" fo:text-align="center" style:justify-single-word="false"/>
    </style:style>
    <style:style style:name="P65" style:family="paragraph" style:parent-style-name="Standard">
      <style:paragraph-properties fo:margin-top="0cm" fo:margin-bottom="0.127cm" fo:text-align="center" style:justify-single-word="false"/>
      <style:text-properties fo:font-size="18pt" style:font-size-asian="18pt" style:font-size-complex="18pt"/>
    </style:style>
    <style:style style:name="P66" style:family="paragraph" style:parent-style-name="Standard">
      <style:paragraph-properties fo:margin-left="0cm" fo:margin-right="0cm" fo:text-align="justify" style:justify-single-word="false" fo:text-indent="9.158cm" style:auto-text-indent="false"/>
    </style:style>
    <style:style style:name="P67" style:family="paragraph" style:parent-style-name="Standard">
      <style:paragraph-properties fo:margin-left="0cm" fo:margin-right="0cm" fo:text-indent="2.074cm" style:auto-text-indent="false"/>
    </style:style>
    <style:style style:name="P68" style:family="paragraph" style:parent-style-name="Standard">
      <style:paragraph-properties fo:margin-left="0cm" fo:margin-right="0cm" fo:text-indent="2.074cm" style:auto-text-indent="false"/>
      <style:text-properties style:font-name="新細明體" style:font-name-complex="新細明體"/>
    </style:style>
    <style:style style:name="P69" style:family="paragraph" style:parent-style-name="條">
      <style:paragraph-properties fo:margin-left="0.977cm" fo:margin-right="0cm" fo:line-height="100%" fo:text-indent="-0.977cm" style:auto-text-indent="false" style:snap-to-layout-grid="false"/>
      <style:text-properties style:font-name="標楷體" style:font-name-complex="標楷體" style:font-size-complex="14pt"/>
    </style:style>
    <style:style style:name="P70" style:family="paragraph" style:parent-style-name="條">
      <style:paragraph-properties fo:margin-left="2.284cm" fo:margin-right="0cm" fo:line-height="100%" fo:text-indent="-1.471cm" style:auto-text-indent="false" style:snap-to-layout-grid="false"/>
      <style:text-properties style:font-name="標楷體" style:font-name-complex="標楷體" style:font-size-complex="14pt"/>
    </style:style>
    <style:style style:name="P71" style:family="paragraph" style:parent-style-name="條">
      <style:paragraph-properties fo:margin-left="0.977cm" fo:margin-right="0cm" fo:line-height="100%" fo:text-indent="-0.974cm" style:auto-text-indent="false" style:snap-to-layout-grid="false"/>
      <style:text-properties style:font-name="標楷體" style:font-name-complex="標楷體" style:font-size-complex="14pt"/>
    </style:style>
    <style:style style:name="P72" style:family="paragraph" style:parent-style-name="條">
      <style:paragraph-properties fo:margin-left="0.979cm" fo:margin-right="0cm" fo:line-height="100%" fo:text-indent="-0.982cm" style:auto-text-indent="false" style:snap-to-layout-grid="false"/>
    </style:style>
    <style:style style:name="P73" style:family="paragraph" style:parent-style-name="條">
      <style:paragraph-properties fo:margin-left="0.81cm" fo:margin-right="-0.021cm" fo:line-height="100%" fo:text-indent="2.252cm" style:auto-text-indent="false" style:snap-to-layout-grid="false"/>
    </style:style>
    <style:style style:name="P74" style:family="paragraph" style:parent-style-name="條">
      <style:paragraph-properties fo:margin-left="0.81cm" fo:margin-right="-0.021cm" fo:line-height="100%" fo:text-indent="2.252cm" style:auto-text-indent="false" style:snap-to-layout-grid="false"/>
    </style:style>
    <style:style style:name="P75" style:family="paragraph" style:parent-style-name="條">
      <style:paragraph-properties fo:margin-left="0.81cm" fo:margin-right="-0.021cm" fo:line-height="100%" fo:text-indent="2.252cm" style:auto-text-indent="false" style:snap-to-layout-grid="false"/>
      <style:text-properties fo:font-size="12pt" style:font-name-asian="新細明體" style:font-size-asian="12pt" style:font-size-complex="12pt"/>
    </style:style>
    <style:style style:name="P76" style:family="paragraph" style:parent-style-name="條">
      <style:paragraph-properties fo:margin-left="0.81cm" fo:margin-right="-0.021cm" fo:line-height="100%" fo:text-indent="2.252cm" style:auto-text-indent="false" style:snap-to-layout-grid="false"/>
      <style:text-properties style:font-name="新細明體" fo:font-size="12pt" style:font-name-asian="新細明體" style:font-size-asian="12pt" style:font-name-complex="新細明體" style:font-size-complex="12pt"/>
    </style:style>
    <style:style style:name="P77" style:family="paragraph" style:parent-style-name="條">
      <style:paragraph-properties fo:margin-left="0.81cm" fo:margin-right="-0.021cm" fo:line-height="100%" fo:text-indent="-0.815cm" style:auto-text-indent="false" style:snap-to-layout-grid="false"/>
    </style:style>
    <style:style style:name="P78" style:family="paragraph" style:parent-style-name="條">
      <style:paragraph-properties fo:margin-left="0.81cm" fo:margin-right="-0.021cm" fo:line-height="100%" fo:text-indent="-0.815cm" style:auto-text-indent="false" style:snap-to-layout-grid="false"/>
      <style:text-properties style:font-name="新細明體" fo:font-size="12pt" style:font-name-asian="新細明體" style:font-size-asian="12pt" style:font-name-complex="新細明體" style:font-size-complex="12pt"/>
    </style:style>
    <style:style style:name="P79" style:family="paragraph" style:parent-style-name="條">
      <style:paragraph-properties fo:margin-left="0.81cm" fo:margin-right="-0.021cm" fo:line-height="100%" fo:text-indent="1.265cm" style:auto-text-indent="false" style:snap-to-layout-grid="false"/>
    </style:style>
    <style:style style:name="P80" style:family="paragraph" style:parent-style-name="條">
      <style:paragraph-properties fo:margin-left="0.81cm" fo:margin-right="-0.021cm" fo:line-height="100%" fo:text-indent="1.265cm" style:auto-text-indent="false" style:snap-to-layout-grid="false"/>
      <style:text-properties style:font-name="新細明體" fo:font-size="12pt" style:font-name-asian="新細明體" style:font-size-asian="12pt" style:font-name-complex="新細明體" style:font-size-complex="12pt"/>
    </style:style>
    <style:style style:name="P81" style:family="paragraph" style:parent-style-name="條">
      <style:paragraph-properties fo:margin-left="0.81cm" fo:margin-right="-0.021cm" fo:line-height="100%" fo:text-indent="1.73cm" style:auto-text-indent="false" style:snap-to-layout-grid="false"/>
    </style:style>
    <style:style style:name="P82" style:family="paragraph" style:parent-style-name="條">
      <style:paragraph-properties fo:margin-left="0.81cm" fo:margin-right="-0.021cm" fo:line-height="100%" fo:text-indent="2.228cm" style:auto-text-indent="false" style:snap-to-layout-grid="false"/>
    </style:style>
    <style:style style:name="P83" style:family="paragraph" style:parent-style-name="條">
      <style:paragraph-properties fo:margin-left="0.81cm" fo:margin-right="-0.021cm" fo:line-height="100%" fo:text-indent="2.228cm" style:auto-text-indent="false" style:snap-to-layout-grid="false"/>
      <style:text-properties style:font-name="新細明體" fo:font-size="12pt" style:font-name-asian="新細明體" style:font-size-asian="12pt" style:font-name-complex="新細明體" style:font-size-complex="12pt"/>
    </style:style>
    <style:style style:name="P84" style:family="paragraph" style:parent-style-name="條">
      <style:paragraph-properties fo:margin-left="0.81cm" fo:margin-right="-0.021cm" fo:line-height="100%" fo:text-indent="1.759cm" style:auto-text-indent="false" style:snap-to-layout-grid="false"/>
    </style:style>
    <style:style style:name="P85" style:family="paragraph" style:parent-style-name="條">
      <style:paragraph-properties fo:margin-left="3.852cm" fo:margin-right="-0.021cm" fo:line-height="100%" fo:text-indent="-1.284cm" style:auto-text-indent="false" style:snap-to-layout-grid="false"/>
    </style:style>
    <style:style style:name="P86" style:family="paragraph" style:parent-style-name="條">
      <style:paragraph-properties fo:margin-left="2.445cm" fo:margin-right="-0.021cm" fo:line-height="100%" fo:text-indent="0.049cm" style:auto-text-indent="false" style:snap-to-layout-grid="false"/>
    </style:style>
    <style:style style:name="P87" style:family="paragraph" style:parent-style-name="條">
      <style:paragraph-properties fo:margin-left="2.445cm" fo:margin-right="-0.021cm" fo:line-height="100%" fo:text-indent="0.049cm" style:auto-text-indent="false" style:snap-to-layout-grid="false"/>
      <style:text-properties style:font-name="新細明體" fo:font-size="12pt" style:font-name-asian="新細明體" style:font-size-asian="12pt" style:font-name-complex="新細明體" style:font-size-complex="12pt"/>
    </style:style>
    <style:style style:name="P88" style:family="paragraph" style:parent-style-name="條">
      <style:paragraph-properties fo:margin-left="2.445cm" fo:margin-right="-0.021cm" fo:line-height="100%" fo:text-indent="0.021cm" style:auto-text-indent="false" style:snap-to-layout-grid="false"/>
    </style:style>
    <style:style style:name="P89" style:family="paragraph" style:parent-style-name="條">
      <style:paragraph-properties fo:margin-left="2.445cm" fo:margin-right="-0.021cm" fo:line-height="100%" fo:text-indent="0.021cm" style:auto-text-indent="false" style:snap-to-layout-grid="false"/>
      <style:text-properties style:font-name="新細明體" fo:font-size="12pt" style:font-name-asian="新細明體" style:font-size-asian="12pt" style:font-name-complex="新細明體" style:font-size-complex="12pt"/>
    </style:style>
    <style:style style:name="P90" style:family="paragraph" style:parent-style-name="條">
      <style:paragraph-properties fo:margin-left="2.445cm" fo:margin-right="-0.021cm" fo:line-height="100%" fo:text-indent="-0.37cm" style:auto-text-indent="false" style:snap-to-layout-grid="false"/>
    </style:style>
    <style:style style:name="P91" style:family="paragraph" style:parent-style-name="條">
      <style:paragraph-properties fo:margin-left="2.445cm" fo:margin-right="-0.021cm" fo:line-height="100%" fo:text-indent="-0.37cm" style:auto-text-indent="false" style:snap-to-layout-grid="false"/>
      <style:text-properties style:font-name="新細明體" fo:font-size="12pt" style:font-name-asian="新細明體" style:font-size-asian="12pt" style:font-name-complex="新細明體" style:font-size-complex="12pt"/>
    </style:style>
    <style:style style:name="P92" style:family="paragraph" style:parent-style-name="條">
      <style:paragraph-properties fo:margin-left="2.445cm" fo:margin-right="-0.021cm" fo:line-height="100%" fo:text-indent="-0.469cm" style:auto-text-indent="false" style:snap-to-layout-grid="false"/>
    </style:style>
    <style:style style:name="P93" style:family="paragraph" style:parent-style-name="條">
      <style:paragraph-properties fo:margin-left="2.445cm" fo:margin-right="-0.021cm" fo:line-height="100%" fo:text-indent="-0.469cm" style:auto-text-indent="false" style:snap-to-layout-grid="false"/>
      <style:text-properties fo:font-size="12pt" style:font-name-asian="新細明體" style:font-size-asian="12pt" style:font-size-complex="12pt"/>
    </style:style>
    <style:style style:name="P94" style:family="paragraph" style:parent-style-name="條">
      <style:paragraph-properties fo:margin-left="0.81cm" fo:margin-right="-0.021cm" fo:line-height="100%" fo:text-indent="-0.81cm" style:auto-text-indent="false" style:snap-to-layout-grid="false"/>
    </style:style>
    <style:style style:name="P95" style:family="paragraph" style:parent-style-name="條">
      <style:paragraph-properties fo:margin-left="0.81cm" fo:margin-right="-0.021cm" fo:line-height="100%" fo:text-indent="-0.81cm" style:auto-text-indent="false" style:snap-to-layout-grid="false"/>
      <style:text-properties style:font-name="新細明體" fo:font-size="12pt" style:font-name-asian="新細明體" style:font-size-asian="12pt" style:font-name-complex="新細明體" style:font-size-complex="12pt"/>
    </style:style>
    <style:style style:name="P96" style:family="paragraph" style:parent-style-name="條一">
      <style:paragraph-properties fo:margin-left="1.815cm" fo:margin-right="0cm" fo:line-height="100%" fo:text-indent="-1.002cm" style:auto-text-indent="false" style:snap-to-layout-grid="false"/>
      <style:text-properties style:font-name-complex="標楷體" style:font-size-complex="14pt"/>
    </style:style>
    <style:style style:name="T1" style:family="text">
      <style:text-properties fo:font-size="14pt" style:font-size-asian="14pt" style:font-size-complex="14pt"/>
    </style:style>
    <style:style style:name="T2" style:family="text">
      <style:text-properties fo:font-size="14pt" style:font-size-asian="14pt" style:font-size-complex="14pt"/>
    </style:style>
    <style:style style:name="T3" style:family="text">
      <style:text-properties style:font-name="標楷體" fo:font-size="14pt" style:font-name-asian="標楷體" style:font-size-asian="14pt" style:font-name-complex="標楷體" style:font-size-complex="14pt"/>
    </style:style>
    <style:style style:name="T4" style:family="text">
      <style:text-properties style:font-name="標楷體" fo:font-size="14pt" style:font-name-asian="標楷體" style:font-size-asian="14pt" style:font-name-complex="標楷體" style:font-size-complex="14pt"/>
    </style:style>
    <style:style style:name="T5" style:family="text">
      <style:text-properties style:font-name="標楷體" fo:font-size="14pt" fo:font-weight="bold" style:font-name-asian="標楷體" style:font-size-asian="14pt" style:font-weight-asian="bold" style:font-name-complex="標楷體" style:font-size-complex="14pt"/>
    </style:style>
    <style:style style:name="T6" style:family="text">
      <style:text-properties style:font-name="標楷體" style:font-name-complex="標楷體" style:font-size-complex="14pt"/>
    </style:style>
    <style:style style:name="T7" style:family="text">
      <style:text-properties style:font-name="標楷體" style:font-name-complex="標楷體" style:font-size-complex="14pt"/>
    </style:style>
    <style:style style:name="T8" style:family="text">
      <style:text-properties style:font-name="標楷體" fo:font-weight="bold" style:font-weight-asian="bold" style:font-name-complex="標楷體" style:font-size-complex="14pt"/>
    </style:style>
    <style:style style:name="T9" style:family="text">
      <style:text-properties style:font-name="標楷體" fo:font-weight="bold" style:font-weight-asian="bold" style:font-size-complex="14pt"/>
    </style:style>
    <style:style style:name="T10" style:family="text">
      <style:text-properties fo:color="#000000" style:font-name="標楷體" style:font-name-complex="標楷體" style:font-size-complex="14pt"/>
    </style:style>
    <style:style style:name="T11" style:family="text">
      <style:text-properties fo:font-weight="bold" style:font-weight-asian="bold"/>
    </style:style>
    <style:style style:name="T12" style:family="text">
      <style:text-properties fo:font-size="18pt" style:font-size-asian="18pt" style:font-size-complex="18pt"/>
    </style:style>
    <style:style style:name="T13" style:family="text">
      <style:text-properties fo:font-size="13pt" style:font-size-asian="13pt" style:font-size-complex="13pt"/>
    </style:style>
    <style:style style:name="T14" style:family="text">
      <style:text-properties fo:font-size="13pt" style:font-size-asian="13pt" style:font-size-complex="13pt"/>
    </style:style>
    <style:style style:name="T15" style:family="text">
      <style:text-properties fo:font-size="16pt" style:font-size-asian="16pt" style:font-size-complex="16pt"/>
    </style:style>
    <style:style style:name="T16" style:family="text">
      <style:text-properties fo:font-size="12pt" style:font-name-asian="新細明體" style:font-size-asian="12pt" style:font-size-complex="12pt"/>
    </style:style>
    <style:style style:name="T17" style:family="text">
      <style:text-properties style:font-name="新細明體" fo:font-size="12pt" style:font-name-asian="新細明體" style:font-size-asian="12pt" style:font-name-complex="新細明體" style:font-size-complex="12pt"/>
    </style:style>
    <style:style style:name="T18" style:family="text">
      <style:text-properties style:font-name="新細明體" style:font-name-complex="新細明體"/>
    </style:style>
    <style:style style:name="T19" style:family="text">
      <style:text-properties style:font-name="新細明體" style:font-name-complex="新細明體"/>
    </style:style>
    <style:style style:name="T20"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4cm" fo:padding-right="0.254cm" fo:padding-top="0.127cm" fo:padding-bottom="0.127cm" fo:border="0.018cm solid #000000">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附件一之一、政黨收支決算表</text:span></text:p>
      <text:p text:style-name="P33">政黨名稱</text:p>
      <text:p text:style-name="P32"><text:span text:style-name="T12">收　支　決　算　表</text:span></text:p>
      <text:p text:style-name="P34">　　　　<text:span text:style-name="T13">中華民國　　年　　月　　日起至　　年　　月　　日止 <text:s text:c="2"/>單位：新臺幣元　第　　頁，共　　頁</text:span></text:p>
      <table:table table:name="表格1" table:style-name="表格1">
        <table:table-column table:style-name="表格1.A" table:number-columns-repeated="3"/>
        <table:table-column table:style-name="表格1.D"/>
        <table:table-column table:style-name="表格1.E"/>
        <table:table-column table:style-name="表格1.F"/>
        <table:table-column table:style-name="表格1.E"/>
        <table:table-column table:style-name="表格1.F"/>
        <table:table-column table:style-name="表格1.I"/>
        <table:table-column table:style-name="表格1.F"/>
        <table:table-column table:style-name="表格1.I"/>
        <table:table-column table:style-name="表格1.F"/>
        <table:table-column table:style-name="表格1.M"/>
        <table:table-row table:style-name="表格1.1">
          <table:table-cell table:style-name="表格1.A1" table:number-columns-spanned="4" office:value-type="string">
            <text:p text:style-name="P2">科目</text:p>
          </table:table-cell>
          <table:covered-table-cell/>
          <table:covered-table-cell/>
          <table:covered-table-cell/>
          <table:table-cell table:style-name="表格1.A1" table:number-rows-spanned="2" table:number-columns-spanned="2" office:value-type="string">
            <text:p text:style-name="P2">決算數</text:p>
          </table:table-cell>
          <table:covered-table-cell/>
          <table:table-cell table:style-name="表格1.A1" table:number-rows-spanned="2" table:number-columns-spanned="2" office:value-type="string">
            <text:p text:style-name="P2">預算數</text:p>
          </table:table-cell>
          <table:covered-table-cell/>
          <table:table-cell table:style-name="表格1.A1" table:number-columns-spanned="4" office:value-type="string">
            <text:p text:style-name="P2">決算與預算比較數</text:p>
          </table:table-cell>
          <table:covered-table-cell/>
          <table:covered-table-cell/>
          <table:covered-table-cell/>
          <table:table-cell table:style-name="表格1.M1" office:value-type="string">
            <text:p text:style-name="P2">說明</text:p>
          </table:table-cell>
        </table:table-row>
        <table:table-row table:style-name="表格1.2">
          <table:table-cell table:style-name="表格1.A1" office:value-type="string">
            <text:p text:style-name="P2">款</text:p>
          </table:table-cell>
          <table:table-cell table:style-name="表格1.A1" office:value-type="string">
            <text:p text:style-name="P2">項</text:p>
          </table:table-cell>
          <table:table-cell table:style-name="表格1.A1" office:value-type="string">
            <text:p text:style-name="P2">目</text:p>
          </table:table-cell>
          <table:table-cell table:style-name="表格1.A1" office:value-type="string">
            <text:p text:style-name="P2">科目</text:p>
          </table:table-cell>
          <table:covered-table-cell/>
          <table:covered-table-cell/>
          <table:covered-table-cell/>
          <table:covered-table-cell/>
          <table:table-cell table:style-name="表格1.A1" table:number-columns-spanned="2" office:value-type="string">
            <text:p text:style-name="P2">增加</text:p>
          </table:table-cell>
          <table:covered-table-cell/>
          <table:table-cell table:style-name="表格1.A1" table:number-columns-spanned="2" office:value-type="string">
            <text:p text:style-name="P2">減少</text:p>
          </table:table-cell>
          <table:covered-table-cell/>
          <table:table-cell table:style-name="表格1.M2" office:value-type="string">
            <text:p text:style-name="P5"/>
          </table:table-cell>
        </table:table-row>
        <table:table-row table:style-name="表格1.2">
          <table:table-cell table:style-name="表格1.A3" table:number-columns-spanned="4" office:value-type="string">
            <text:p text:style-name="P6">上年度結餘</text:p>
          </table:table-cell>
          <table:covered-table-cell/>
          <table:covered-table-cell/>
          <table:covered-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4">
          <table:table-cell table:style-name="表格1.A1" office:value-type="string">
            <text:p text:style-name="P6">1</text:p>
          </table:table-cell>
          <table:table-cell table:style-name="表格1.A1" office:value-type="string">
            <text:p text:style-name="P7"/>
          </table:table-cell>
          <table:table-cell table:style-name="表格1.A1" office:value-type="string">
            <text:p text:style-name="P7"/>
          </table:table-cell>
          <table:table-cell table:style-name="表格1.A1" office:value-type="string">
            <text:p text:style-name="P8">經費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4">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7"/>
          </table:table-cell>
          <table:table-cell table:style-name="表格1.A1" office:value-type="string">
            <text:p text:style-name="P8">黨費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4">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8">入黨費</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4">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8">常年黨費</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4">
          <table:table-cell table:style-name="表格1.A1" office:value-type="string">
            <text:p text:style-name="P7"/>
          </table:table-cell>
          <table:table-cell table:style-name="表格1.A1" office:value-type="string">
            <text:p text:style-name="P7"/>
          </table:table-cell>
          <table:table-cell table:style-name="表格1.A1" office:value-type="string">
            <text:p text:style-name="P6">3</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4">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7"/>
          </table:table-cell>
          <table:table-cell table:style-name="表格1.A1" office:value-type="string">
            <text:p text:style-name="P8">政治獻金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3" office:value-type="string">
            <text:p text:style-name="P13">個人捐贈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3" office:value-type="string">
            <text:p text:style-name="P13">營利事業捐贈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7"/>
          </table:table-cell>
          <table:table-cell table:style-name="表格1.A1" office:value-type="string">
            <text:p text:style-name="P6">3</text:p>
          </table:table-cell>
          <table:table-cell table:style-name="表格1.A3" office:value-type="string">
            <text:p text:style-name="P13">人民團體捐贈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7"/>
          </table:table-cell>
          <table:table-cell table:style-name="表格1.A1" office:value-type="string">
            <text:p text:style-name="P6">4</text:p>
          </table:table-cell>
          <table:table-cell table:style-name="表格1.A3" office:value-type="string">
            <text:p text:style-name="P13">上年度結存</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7"/>
          </table:table-cell>
          <table:table-cell table:style-name="表格1.A1" office:value-type="string">
            <text:p text:style-name="P6">5</text:p>
          </table:table-cell>
          <table:table-cell table:style-name="表格1.A3" office:value-type="string">
            <text:p text:style-name="P13">其他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6">3</text:p>
          </table:table-cell>
          <table:table-cell table:style-name="表格1.A1" office:value-type="string">
            <text:p text:style-name="P7"/>
          </table:table-cell>
          <table:table-cell table:style-name="表格1.A3" office:value-type="string">
            <text:p text:style-name="Standard">政黨補助金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0">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ext:soft-page-break/>
        <table:table-row table:style-name="表格1.10">
          <table:table-cell table:style-name="表格1.A1" office:value-type="string">
            <text:p text:style-name="P7"/>
          </table:table-cell>
          <table:table-cell table:style-name="表格1.A1" office:value-type="string">
            <text:p text:style-name="P6">4</text:p>
          </table:table-cell>
          <table:table-cell table:style-name="表格1.A1" office:value-type="string">
            <text:p text:style-name="P7"/>
          </table:table-cell>
          <table:table-cell table:style-name="表格1.A1" office:value-type="string">
            <text:p text:style-name="P8">其他收入</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9">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19">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1">
          <table:table-cell table:style-name="表格1.A1" office:value-type="string">
            <text:p text:style-name="P7"/>
          </table:table-cell>
          <table:table-cell table:style-name="表格1.A1" office:value-type="string">
            <text:p text:style-name="P7"/>
          </table:table-cell>
          <table:table-cell table:style-name="表格1.A1" office:value-type="string">
            <text:p text:style-name="P6">3</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1">
          <table:table-cell table:style-name="表格1.A1" office:value-type="string">
            <text:p text:style-name="P6">2</text:p>
          </table:table-cell>
          <table:table-cell table:style-name="表格1.A1" office:value-type="string">
            <text:p text:style-name="P7"/>
          </table:table-cell>
          <table:table-cell table:style-name="表格1.A1" office:value-type="string">
            <text:p text:style-name="P7"/>
          </table:table-cell>
          <table:table-cell table:style-name="表格1.A1" office:value-type="string">
            <text:p text:style-name="P8">經費支出</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4">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7"/>
          </table:table-cell>
          <table:table-cell table:style-name="表格1.A1" office:value-type="string">
            <text:p text:style-name="P8">人事費</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4">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4">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4">
          <table:table-cell table:style-name="表格1.A1" office:value-type="string">
            <text:p text:style-name="P7"/>
          </table:table-cell>
          <table:table-cell table:style-name="表格1.A1" office:value-type="string">
            <text:p text:style-name="P7"/>
          </table:table-cell>
          <table:table-cell table:style-name="表格1.A1" office:value-type="string">
            <text:p text:style-name="P6">3</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4">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7"/>
          </table:table-cell>
          <table:table-cell table:style-name="表格1.A1" office:value-type="string">
            <text:p text:style-name="P8">事務費</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3</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6">3</text:p>
          </table:table-cell>
          <table:table-cell table:style-name="表格1.A1" office:value-type="string">
            <text:p text:style-name="P7"/>
          </table:table-cell>
          <table:table-cell table:style-name="表格1.A1" office:value-type="string">
            <text:p text:style-name="P8">業務費</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3</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6">4</text:p>
          </table:table-cell>
          <table:table-cell table:style-name="表格1.A1" office:value-type="string">
            <text:p text:style-name="P7"/>
          </table:table-cell>
          <table:table-cell table:style-name="表格1.A1" office:value-type="string">
            <text:p text:style-name="P8">政治獻金支出</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14">1</text:p>
          </table:table-cell>
          <table:table-cell table:style-name="表格1.A1" office:value-type="string">
            <text:p text:style-name="P15">人事費用支出</text:p>
          </table:table-cell>
          <table:table-cell table:style-name="表格1.A3" office:value-type="string">
            <text:p text:style-name="P73"/>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14">2</text:p>
          </table:table-cell>
          <table:table-cell table:style-name="表格1.A1" office:value-type="string">
            <text:p text:style-name="P15">業務費用支出</text:p>
          </table:table-cell>
          <table:table-cell table:style-name="表格1.A3" office:value-type="string">
            <text:p text:style-name="P73"/>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14">3</text:p>
          </table:table-cell>
          <table:table-cell table:style-name="表格1.A1" office:value-type="string">
            <text:p text:style-name="P15">公共關係費用支出</text:p>
          </table:table-cell>
          <table:table-cell table:style-name="表格1.A3" office:value-type="string">
            <text:p text:style-name="P73"/>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14">4</text:p>
          </table:table-cell>
          <table:table-cell table:style-name="表格1.A1" office:value-type="string">
            <text:p text:style-name="P15">選務費用支出</text:p>
          </table:table-cell>
          <table:table-cell table:style-name="表格1.A3" office:value-type="string">
            <text:p text:style-name="P73"/>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14">5</text:p>
          </table:table-cell>
          <table:table-cell table:style-name="表格1.A1" office:value-type="string">
            <text:p text:style-name="P16">捐贈黨員之競選費用支出</text:p>
          </table:table-cell>
          <table:table-cell table:style-name="表格1.A3" office:value-type="string">
            <text:p text:style-name="P73"/>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ext:soft-page-break/>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14">6</text:p>
          </table:table-cell>
          <table:table-cell table:style-name="表格1.A1" office:value-type="string">
            <text:p text:style-name="P15">雜支支出</text:p>
          </table:table-cell>
          <table:table-cell table:style-name="表格1.A3" office:value-type="string">
            <text:p text:style-name="P73"/>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6">5</text:p>
          </table:table-cell>
          <table:table-cell table:style-name="表格1.A1" office:value-type="string">
            <text:p text:style-name="P7"/>
          </table:table-cell>
          <table:table-cell table:style-name="表格1.A1" office:value-type="string">
            <text:p text:style-name="P8">其他支出</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1</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7"/>
          </table:table-cell>
          <table:table-cell table:style-name="表格1.A1" office:value-type="string">
            <text:p text:style-name="P7"/>
          </table:table-cell>
          <table:table-cell table:style-name="表格1.A1" office:value-type="string">
            <text:p text:style-name="P6">2</text:p>
          </table:table-cell>
          <table:table-cell table:style-name="表格1.A1" office:value-type="string">
            <text:p text:style-name="P9"/>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row table:style-name="表格1.28">
          <table:table-cell table:style-name="表格1.A1" office:value-type="string">
            <text:p text:style-name="P6">3</text:p>
          </table:table-cell>
          <table:table-cell table:style-name="表格1.A1" office:value-type="string">
            <text:p text:style-name="P7"/>
          </table:table-cell>
          <table:table-cell table:style-name="表格1.A1" office:value-type="string">
            <text:p text:style-name="P7"/>
          </table:table-cell>
          <table:table-cell table:style-name="表格1.A1" office:value-type="string">
            <text:p text:style-name="P8">餘絀</text:p>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A3" office:value-type="string">
            <text:p text:style-name="P5"/>
          </table:table-cell>
          <table:table-cell table:style-name="表格1.M2" office:value-type="string">
            <text:p text:style-name="P5"/>
          </table:table-cell>
        </table:table-row>
      </table:table>
      <text:p text:style-name="Standard">製表人： <text:s text:c="8"/>　 <text:s/>　　（簽章）　　會計師或會計人員： <text:s text:c="8"/>　 <text:s/>　（簽章）　　負責人： 　 <text:s text:c="12"/>（簽章）</text:p>
      <text:p text:style-name="P35">備註：本表所載內容係經本黨　　年　　月　　日第　　屆第　　次　　　　　　　　（會議名稱） <text:s text:c="2"/>通過在案。</text:p>
      <text:p text:style-name="P18">申報日期：　　年　　月　　日</text:p>
      <text:p text:style-name="P19"><draw:frame draw:style-name="fr1" draw:name="框架1" text:anchor-type="char" svg:x="8.564cm" svg:y="0.273cm" svg:width="5.733cm" svg:height="7.955cm" draw:z-index="23"><draw:text-box><text:p text:style-name="P39">圖記</text:p></draw:text-box></draw:frame></text:p>
      <text:p text:style-name="Standard"/>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7"><text:span text:style-name="T17">製表說明：一、上年度結存：即上年度之經費結餘金額。</text:span></text:p>
      <text:p text:style-name="P79"><text:span text:style-name="T17">二、收入科目如下，並請參酌說明填列細目：</text:span></text:p>
      <text:p text:style-name="P81"><text:span text:style-name="T17">（一）黨費收入：包括黨員入黨及常年黨費收入，其細目舉例如下：</text:span></text:p>
      <text:p text:style-name="P83">1.入黨費：係指黨員入黨時，依章程規定一次繳納之黨費。</text:p>
      <text:p text:style-name="P83">2.常年黨費：係指黨員依章程規定繳納之常年黨費。</text:p>
      <text:p text:style-name="P83">3.其他黨費。</text:p>
      <text:p text:style-name="P84"><text:span text:style-name="T17">（二）政治獻金收入：指依政治獻金法規定收受之政治獻金，其細目舉例如下： </text:span></text:p>
      <text:p text:style-name="P76">1.個人捐贈收入。</text:p>
      <text:p text:style-name="P73"><text:span text:style-name="T17">2.營利事業捐贈收入。</text:span></text:p>
      <text:p text:style-name="P73"><text:span text:style-name="T17">3.人民團體捐贈收入。</text:span></text:p>
      <text:p text:style-name="P76">4.上年度結存。</text:p>
      <text:p text:style-name="P76">5.其他收入。</text:p>
      <text:p text:style-name="P84"><text:span text:style-name="T17">（三）政黨補助金收入：指依總統副總統選舉罷免法及公職人員選舉罷免法規定領取之競選費用補助。</text:span></text:p>
      <text:p text:style-name="P85"><text:span text:style-name="T17">（四）其他收入：凡無法歸入上列收入科目之收入者均屬之，如事業收入、投資收入、租賃收入、出售資產收入、出售證券、期貨收入、出售土地收入、信託收入、孳息收入等。</text:span></text:p>
      <text:p text:style-name="P79"><text:span text:style-name="T17">三、支出科目如下，並請參酌說明填列細目： </text:span></text:p>
      <text:p text:style-name="P40"><text:span text:style-name="T18">（一）人事費：工作人員之薪給及其他補助費獎金等，其細目舉例如下：</text:span></text:p>
      <text:p text:style-name="P43">1.員工薪給。 </text:p>
      <text:p text:style-name="P43">2.兼職人員交通費。 </text:p>
      <text:p text:style-name="P43">3.保險補助費。 </text:p>
      <text:p text:style-name="P43">4.年終成績考核獎金。 </text:p>
      <text:p text:style-name="P43">5.不休假獎金。</text:p>
      <text:p text:style-name="P43">6.加班值班費。 </text:p>
      <text:p text:style-name="P43">7.退休金。</text:p>
      <text:p text:style-name="P43">8.其他人事費。</text:p>
      <text:p text:style-name="P41">（二）辦公費：處理會務所需之各項費用，其細目舉例如下：</text:p>
      <text:p text:style-name="P45"><text:soft-page-break/>1.文具、書報、雜誌費。 </text:p>
      <text:p text:style-name="P45">2.印刷費。 </text:p>
      <text:p text:style-name="P45">3.水電燃料費。 </text:p>
      <text:p text:style-name="P45">4.旅運費。 </text:p>
      <text:p text:style-name="P45">5.郵電費。 </text:p>
      <text:p text:style-name="P45">6.大樓管理費。 </text:p>
      <text:p text:style-name="P45">7.租賦費。</text:p>
      <text:p text:style-name="P45">8.修繕維護費。</text:p>
      <text:p text:style-name="P45">9.財產保險費。</text:p>
      <text:p text:style-name="P46">10.公共關係費。</text:p>
      <text:p text:style-name="P45">11.人事查核費。</text:p>
      <text:p text:style-name="P45">12.其他辦公費。 </text:p>
      <text:p text:style-name="P47">（三）業務費：辦理業務所需之各項費用，其細目舉例如下：</text:p>
      <text:p text:style-name="P45">1.會議費。</text:p>
      <text:p text:style-name="P49">2.黨務推展費。</text:p>
      <text:p text:style-name="P48"><text:span text:style-name="T18">3.調查統計費。</text:span></text:p>
      <text:p text:style-name="P48"><text:span text:style-name="T18">4.研究發展費。</text:span></text:p>
      <text:p text:style-name="P48"><text:span text:style-name="T18">5.其他業務費。</text:span></text:p>
      <text:p text:style-name="P86"><text:span text:style-name="T17">（四）政治獻金支出：指依政治獻金法規定支用之政治獻金，其細目舉例如下：</text:span></text:p>
      <text:p text:style-name="P76">1.人事費用支出。</text:p>
      <text:p text:style-name="P76">2.業務費用支出。</text:p>
      <text:p text:style-name="P76">3.公共關係費用支出。</text:p>
      <text:p text:style-name="P76">4.選務費用支出。</text:p>
      <text:p text:style-name="P76">5.捐贈黨員之競選費用支出。</text:p>
      <text:p text:style-name="P76">6.雜支支出。</text:p>
      <text:p text:style-name="P89">（五）其他支出：凡無法歸入上列支出科目之費用者均屬之。如雜項支出等。</text:p>
      <text:p text:style-name="P90"><text:soft-page-break/><text:span text:style-name="T17">四、決算表之說明欄須將決算數與預算之差異詳加說明。</text:span></text:p>
      <text:p text:style-name="P90"><text:span text:style-name="T17">五、本表須經製表人、會計師或會計人員及負責人簽名或蓋章。</text:span></text:p>
      <text:p text:style-name="P90"><text:span text:style-name="T17">六、備註欄應註記本表所載內容提經黨員（代表）大會通過之日期及會議名稱。</text:span></text:p>
      <text:p text:style-name="P90"><text:span text:style-name="T17">七、申報日期下方應加蓋主管機關發給之政黨圖記。</text:span></text:p>
      <text:p text:style-name="P90"><text:span text:style-name="T17">八、隔頁應加蓋騎縫章。</text:span></text:p>
      <text:p text:style-name="P30"><text:span text:style-name="T1">附件一之二、政黨資產負債表</text:span></text:p>
      <text:p text:style-name="P33">政黨名稱</text:p>
      <text:p text:style-name="P32"><text:span text:style-name="T12">資　產　負　債　表</text:span></text:p>
      <text:p text:style-name="P34"><text:span text:style-name="T13">中華民國　　年　　月　　日 <text:s/>　　　單位：新臺幣元 <text:s text:c="3"/>第　　頁，共　　頁</text:span></text:p>
      <table:table table:name="表格2" table:style-name="表格2">
        <table:table-column table:style-name="表格2.A" table:number-columns-repeated="2"/>
        <table:table-column table:style-name="表格2.C"/>
        <table:table-column table:style-name="表格2.D"/>
        <table:table-column table:style-name="表格2.E"/>
        <table:table-column table:style-name="表格2.F" table:number-columns-repeated="2"/>
        <table:table-column table:style-name="表格2.H"/>
        <table:table-column table:style-name="表格2.I"/>
        <table:table-column table:style-name="表格2.J"/>
        <table:table-row table:style-name="表格2.1">
          <table:table-cell table:style-name="表格2.A1" table:number-columns-spanned="5" office:value-type="string">
            <text:p text:style-name="P2">資產</text:p>
          </table:table-cell>
          <table:covered-table-cell/>
          <table:covered-table-cell/>
          <table:covered-table-cell/>
          <table:covered-table-cell/>
          <table:table-cell table:style-name="表格2.F1" table:number-columns-spanned="5" office:value-type="string">
            <text:p text:style-name="P2">負債及餘絀</text:p>
          </table:table-cell>
          <table:covered-table-cell/>
          <table:covered-table-cell/>
          <table:covered-table-cell/>
          <table:covered-table-cell/>
        </table:table-row>
        <table:table-row table:style-name="表格2.2">
          <table:table-cell table:style-name="表格2.A1" table:number-columns-spanned="3" office:value-type="string">
            <text:p text:style-name="P2">科目名稱</text:p>
          </table:table-cell>
          <table:covered-table-cell/>
          <table:covered-table-cell/>
          <table:table-cell table:style-name="表格2.A1" table:number-rows-spanned="2" table:number-columns-spanned="2" office:value-type="string">
            <text:p text:style-name="P2">金額</text:p>
          </table:table-cell>
          <table:covered-table-cell/>
          <table:table-cell table:style-name="表格2.A1" table:number-columns-spanned="3" office:value-type="string">
            <text:p text:style-name="P2">科目名稱</text:p>
          </table:table-cell>
          <table:covered-table-cell/>
          <table:covered-table-cell/>
          <table:table-cell table:style-name="表格2.F1" table:number-rows-spanned="2" table:number-columns-spanned="2" office:value-type="string">
            <text:p text:style-name="P2">金額</text:p>
          </table:table-cell>
          <table:covered-table-cell/>
        </table:table-row>
        <table:table-row table:style-name="表格2.2">
          <table:table-cell table:style-name="表格2.A1" office:value-type="string">
            <text:p text:style-name="P6">款</text:p>
          </table:table-cell>
          <table:table-cell table:style-name="表格2.A1" office:value-type="string">
            <text:p text:style-name="P6">項</text:p>
          </table:table-cell>
          <table:table-cell table:style-name="表格2.A1" office:value-type="string">
            <text:p text:style-name="P2">科目</text:p>
          </table:table-cell>
          <table:covered-table-cell/>
          <table:covered-table-cell/>
          <table:table-cell table:style-name="表格2.A1" office:value-type="string">
            <text:p text:style-name="P6">款</text:p>
          </table:table-cell>
          <table:table-cell table:style-name="表格2.A1" office:value-type="string">
            <text:p text:style-name="P6">項</text:p>
          </table:table-cell>
          <table:table-cell table:style-name="表格2.A1" office:value-type="string">
            <text:p text:style-name="P2">科目</text:p>
          </table:table-cell>
          <table:covered-table-cell/>
          <table:covered-table-cell/>
        </table:table-row>
        <table:table-row table:style-name="表格2.2">
          <table:table-cell table:style-name="表格2.A1" office:value-type="string">
            <text:p text:style-name="P6">1</text:p>
          </table:table-cell>
          <table:table-cell table:style-name="表格2.A1" office:value-type="string">
            <text:p text:style-name="P7"/>
          </table:table-cell>
          <table:table-cell table:style-name="表格2.A1" office:value-type="string">
            <text:p text:style-name="Standard">流動資產</text:p>
          </table:table-cell>
          <table:table-cell table:style-name="表格2.A1" office:value-type="string">
            <text:p text:style-name="P5"/>
          </table:table-cell>
          <table:table-cell table:style-name="表格2.A1" office:value-type="string">
            <text:p text:style-name="P5"/>
          </table:table-cell>
          <table:table-cell table:style-name="表格2.F1" table:number-columns-spanned="5" office:value-type="string">
            <text:p text:style-name="P2">負債</text:p>
          </table:table-cell>
          <table:covered-table-cell/>
          <table:covered-table-cell/>
          <table:covered-table-cell/>
          <table:covered-table-cell/>
        </table:table-row>
        <table:table-row table:style-name="表格2.2">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6">1</text:p>
          </table:table-cell>
          <table:table-cell table:style-name="表格2.A1" office:value-type="string">
            <text:p text:style-name="P7"/>
          </table:table-cell>
          <table:table-cell table:style-name="表格2.A1" office:value-type="string">
            <text:p text:style-name="Standard">流動負債</text:p>
          </table: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office:value-type="string">
            <text:p text:style-name="P6">2</text:p>
          </table:table-cell>
          <table:table-cell table:style-name="表格2.A1" office:value-type="string">
            <text:p text:style-name="P7"/>
          </table:table-cell>
          <table:table-cell table:style-name="表格2.A1" office:value-type="string">
            <text:p text:style-name="Standard">固定資產</text:p>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6">2</text:p>
          </table:table-cell>
          <table:table-cell table:style-name="表格2.A1" office:value-type="string">
            <text:p text:style-name="P7"/>
          </table:table-cell>
          <table:table-cell table:style-name="表格2.A1" office:value-type="string">
            <text:p text:style-name="Standard">長期負債</text:p>
          </table: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6">3</text:p>
          </table:table-cell>
          <table:table-cell table:style-name="表格2.A1" office:value-type="string">
            <text:p text:style-name="P7"/>
          </table:table-cell>
          <table:table-cell table:style-name="表格2.A1" office:value-type="string">
            <text:p text:style-name="Standard">其他負債</text:p>
          </table: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table:number-columns-spanned="3" office:value-type="string">
            <text:p text:style-name="P2">負債總額</text:p>
          </table:table-cell>
          <table:covered-table-cell/>
          <table:covered-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office:value-type="string">
            <text:p text:style-name="P6">3</text:p>
          </table:table-cell>
          <table:table-cell table:style-name="表格2.A1" office:value-type="string">
            <text:p text:style-name="P7"/>
          </table:table-cell>
          <table:table-cell table:style-name="表格2.A1" office:value-type="string">
            <text:p text:style-name="Standard">其他資產 </text:p>
          </table:table-cell>
          <table:table-cell table:style-name="表格2.A1" office:value-type="string">
            <text:p text:style-name="P5"/>
          </table:table-cell>
          <table:table-cell table:style-name="表格2.A1" office:value-type="string">
            <text:p text:style-name="P5"/>
          </table:table-cell>
          <table:table-cell table:style-name="表格2.F1" table:number-columns-spanned="5" office:value-type="string">
            <text:p text:style-name="P2">餘絀</text:p>
          </table:table-cell>
          <table:covered-table-cell/>
          <table:covered-table-cell/>
          <table:covered-table-cell/>
          <table:covered-table-cell/>
        </table:table-row>
        <table:table-row table:style-name="表格2.2">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6">1</text:p>
          </table:table-cell>
          <table:table-cell table:style-name="表格2.A1" office:value-type="string">
            <text:p text:style-name="P7"/>
          </table:table-cell>
          <table:table-cell table:style-name="表格2.A1" office:value-type="string">
            <text:p text:style-name="Standard">累計餘絀</text:p>
          </table: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office:value-type="string">
            <text:p text:style-name="P7"/>
          </table:table-cell>
          <table:table-cell table:style-name="表格2.A1" office:value-type="string">
            <text:p text:style-name="P7"/>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cell table:style-name="表格2.A1" office:value-type="string">
            <text:p text:style-name="P6">2</text:p>
          </table:table-cell>
          <table:table-cell table:style-name="表格2.A1" office:value-type="string">
            <text:p text:style-name="P7"/>
          </table:table-cell>
          <table:table-cell table:style-name="表格2.A1" office:value-type="string">
            <text:p text:style-name="Standard">本期餘絀</text:p>
          </table: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table:number-columns-spanned="3" office:value-type="string">
            <text:p text:style-name="P4"/>
          </table:table-cell>
          <table:covered-table-cell/>
          <table:covered-table-cell/>
          <table:table-cell table:style-name="表格2.A1" office:value-type="string">
            <text:p text:style-name="P5"/>
          </table:table-cell>
          <table:table-cell table:style-name="表格2.A1" office:value-type="string">
            <text:p text:style-name="P5"/>
          </table:table-cell>
          <table:table-cell table:style-name="表格2.A1" table:number-columns-spanned="3" office:value-type="string">
            <text:p text:style-name="P2">餘絀總額</text:p>
          </table:table-cell>
          <table:covered-table-cell/>
          <table:covered-table-cell/>
          <table:table-cell table:style-name="表格2.A1" office:value-type="string">
            <text:p text:style-name="P5"/>
          </table:table-cell>
          <table:table-cell table:style-name="表格2.F1" office:value-type="string">
            <text:p text:style-name="P5"/>
          </table:table-cell>
        </table:table-row>
        <table:table-row table:style-name="表格2.2">
          <table:table-cell table:style-name="表格2.A1" table:number-columns-spanned="3" office:value-type="string">
            <text:p text:style-name="P2">資產合計</text:p>
          </table:table-cell>
          <table:covered-table-cell/>
          <table:covered-table-cell/>
          <table:table-cell table:style-name="表格2.A1" office:value-type="string">
            <text:p text:style-name="P5"/>
          </table:table-cell>
          <table:table-cell table:style-name="表格2.A1" office:value-type="string">
            <text:p text:style-name="P5"/>
          </table:table-cell>
          <table:table-cell table:style-name="表格2.A1" table:number-columns-spanned="3" office:value-type="string">
            <text:p text:style-name="P2">負債及餘絀合計</text:p>
          </table:table-cell>
          <table:covered-table-cell/>
          <table:covered-table-cell/>
          <table:table-cell table:style-name="表格2.A1" office:value-type="string">
            <text:p text:style-name="P5"/>
          </table:table-cell>
          <table:table-cell table:style-name="表格2.F1" office:value-type="string">
            <text:p text:style-name="P5"/>
          </table:table-cell>
        </table:table-row>
      </table:table>
      <text:p text:style-name="Standard"/>
      <table:table table:name="表格3" table:style-name="表格3">
        <table:table-column table:style-name="表格3.A"/>
        <table:table-row table:style-name="表格3.1">
          <table:table-cell table:style-name="表格3.A1" office:value-type="string">
            <text:p text:style-name="P5"/>
          </table:table-cell>
        </table:table-row>
      </table:table>
      <text:p text:style-name="Standard">製表人： <text:s text:c="8"/>　 <text:s/>　　（簽章）　　會計師或會計人員： <text:s text:c="12"/>　 <text:s/>　（簽章）　　負責人： <text:s text:c="10"/>（簽章）</text:p>
      <text:p text:style-name="P37"><text:soft-page-break/>備註：本表所載內容係經本黨　　年　　月　　日第　　屆第　　次　　　　　　　　（會議名稱） <text:s text:c="2"/>通過在案。</text:p>
      <text:p text:style-name="P50"/>
      <text:p text:style-name="P1">申報日期：　　年　　月　　日</text:p>
      <text:p text:style-name="P21"><draw:frame draw:style-name="fr1" draw:name="框架2" text:anchor-type="char" svg:x="9.516cm" svg:y="0.15cm" svg:width="5.733cm" svg:height="7.955cm" draw:z-index="24"><draw:text-box><text:p text:style-name="P39">圖記</text:p></draw:text-box></draw:frame></text:p>
      <text:p text:style-name="Standard"/>
      <text:p text:style-name="Standard"/>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製表說明：一、資產科目如下，並請參酌說明填列細目： </text:p>
      <text:p text:style-name="P51">（一）流動資產：包括現金及在正常程序中即可變現現金或可減少現金支出而具流動性質之資產，其細目舉例如下：</text:p>
      <text:p text:style-name="P52">1.庫存現金：庫存收付之現金。</text:p>
      <text:p text:style-name="P52">2.銀行存款：存入行庫信託公司之款項。 </text:p>
      <text:p text:style-name="P52"><text:soft-page-break/>3.有價證券：購入之政府債券、定期存單等。 </text:p>
      <text:p text:style-name="P52">4.應收票據：應收尚未到期之票據。 </text:p>
      <text:p text:style-name="P52">5.應收款項：應收未收之一切款項。 </text:p>
      <text:p text:style-name="P52">6.短期墊款：短期墊付之款項。 </text:p>
      <text:p text:style-name="P52">7.預付款項：預為支付之一切款項。 </text:p>
      <text:p text:style-name="P54">（二）固定資產：包括土地、房屋及建築、器械、儀器、車輛等為供<text:span text:style-name="T11">黨</text:span>務及業務使用而具有固定性之資產，其細目舉例如下：</text:p>
      <text:p text:style-name="P42">1.土地：辦公會所及附屬作業組織等之用地。</text:p>
      <text:p text:style-name="P42">2.房屋及建築：房屋及其附屬設備及增添建築等。</text:p>
      <text:p text:style-name="P55">2-甲、累計折舊-房屋及建築：歷年提列之房屋及建築折舊累計數、為「房屋及建築」科目之抵銷科目。</text:p>
      <text:p text:style-name="P42">3.事務器械設備：供業務用之事務器械設備。</text:p>
      <text:p text:style-name="P55">3-甲、累計折舊-事務器械設備：歷年提列之事務器械設備折舊累計數，為「事務器械設備」科目之抵銷科目。</text:p>
      <text:p text:style-name="P42">4.儀器設備：供業務用之儀器設備。</text:p>
      <text:p text:style-name="P56">4-甲、累計折舊-儀器設備：歷年提列之儀器設備折舊累計數，為「儀器設備」科目之抵銷科目。</text:p>
      <text:p text:style-name="P42">5.交通運輸設備：供業務用之交通工具。</text:p>
      <text:p text:style-name="P55">5-甲、累計折舊-交通運輸設備：歷年提列之交通運輸設備折舊累計數，為「交通運輸設備」之抵銷科目。</text:p>
      <text:p text:style-name="P42">6.雜項設備：不屬於上列之各項設備。</text:p>
      <text:p text:style-name="P56">6-甲、累計折舊-雜項設備：歷年提列之雜項設備折舊累計數，為「雜項設備」科目之抵銷科目。</text:p>
      <text:p text:style-name="P54">（三）其他資產：不屬於上列各項資產之其他資產，其細目舉例如下：</text:p>
      <text:p text:style-name="P42">1.存出保證金：存出供作各種保證用之款項。 </text:p>
      <text:p text:style-name="P42">2.雜項資產：不屬於上列各項資產之雜項資產。</text:p>
      <text:p text:style-name="P57">二、負債科目如下，並請參酌說明填列細目：</text:p>
      <text:p text:style-name="P54">（一）流動負債：指一年內，以流動資產或其他流動負債償付之債務，其細目舉例如下：</text:p>
      <text:p text:style-name="P48">1.短期借款：償還期限在一年以內之借款。 </text:p>
      <text:p text:style-name="P48">2.應付票據：一年以內到期之應付票據。 </text:p>
      <text:p text:style-name="P48"><text:soft-page-break/>3.應付款項：應付未付之一切款項。 </text:p>
      <text:p text:style-name="P48">4.代收款項：代收之一切款項。 </text:p>
      <text:p text:style-name="P48">5.預收款項：預收之一切款項。</text:p>
      <text:p text:style-name="P58">（二）長期負債：具有固定性質之負債，其細目舉例如下：</text:p>
      <text:p text:style-name="P59">1.長期借款：償還期限在一年以上之借款。 </text:p>
      <text:p text:style-name="P60">（三）其他負債：不屬於上列各項負債之其他負債，其細目舉例如下：</text:p>
      <text:p text:style-name="P61">1.存入保證金：存入供作各種保證用之款項。 </text:p>
      <text:p text:style-name="P62">2.雜項負債：不屬於上列各項負債之雜項負債。 </text:p>
      <text:p text:style-name="P57">三、餘絀科目如下，並請參酌說明填列細目：</text:p>
      <text:p text:style-name="P63">（一）累計餘絀：歷年經費收支決算之餘絀。 </text:p>
      <text:p text:style-name="P63">（二）本期餘絀：本年度經費收支決算之餘絀。 </text:p>
      <text:p text:style-name="P57">四、本表須經製表人、會計師或會計人員及負責人簽名或蓋章。</text:p>
      <text:p text:style-name="P93">五、備註欄應註記本表所載內容提經黨員（代表）大會通過之日期及會議名稱。</text:p>
      <text:p text:style-name="P57">六、申報日期下方應加蓋主管機關發給之政黨圖記。</text:p>
      <text:p text:style-name="P57">七、隔頁應加蓋騎縫章。</text:p>
      <text:p text:style-name="P30"><text:span text:style-name="T1">附件一之三、財產目錄</text:span></text:p>
      <text:p text:style-name="P65">政黨名稱</text:p>
      <text:p text:style-name="P64"><text:span text:style-name="T12">財　產　目　錄</text:span></text:p>
      <text:p text:style-name="P66"><text:span text:style-name="T13">中華民國　　年　　月　　日　　單位：新臺幣元 <text:s text:c="3"/>第　　頁，共　　頁</text:span></text:p>
      <table:table table:name="表格4" table:style-name="表格4">
        <table:table-column table:style-name="表格4.A"/>
        <table:table-column table:style-name="表格4.B"/>
        <table:table-column table:style-name="表格4.C"/>
        <table:table-column table:style-name="表格4.D"/>
        <table:table-column table:style-name="表格4.E"/>
        <table:table-column table:style-name="表格4.F"/>
        <table:table-column table:style-name="表格4.G"/>
        <table:table-column table:style-name="表格4.H"/>
        <table:table-column table:style-name="表格4.I"/>
        <table:table-column table:style-name="表格4.J"/>
        <table:table-column table:style-name="表格4.K"/>
        <table:table-column table:style-name="表格4.L"/>
        <table:table-row table:style-name="表格4.1">
          <table:table-cell table:style-name="表格4.A1" table:number-rows-spanned="2" office:value-type="string">
            <text:p text:style-name="P2">財產編號</text:p>
          </table:table-cell>
          <table:table-cell table:style-name="表格4.A1" table:number-rows-spanned="2" office:value-type="string">
            <text:p text:style-name="P2">科目</text:p>
          </table:table-cell>
          <table:table-cell table:style-name="表格4.A1" table:number-rows-spanned="2" office:value-type="string">
            <text:p text:style-name="P2">財產名稱</text:p>
          </table:table-cell>
          <table:table-cell table:style-name="表格4.A1" table:number-rows-spanned="2" office:value-type="string">
            <text:p text:style-name="P2">購置日期</text:p>
            <text:p text:style-name="P2">年月日</text:p>
          </table:table-cell>
          <table:table-cell table:style-name="表格4.A1" table:number-rows-spanned="2" office:value-type="string">
            <text:p text:style-name="P2">單位</text:p>
          </table:table-cell>
          <table:table-cell table:style-name="表格4.A1" table:number-rows-spanned="2" office:value-type="string">
            <text:p text:style-name="P2">數量</text:p>
          </table:table-cell>
          <table:table-cell table:style-name="表格4.A1" table:number-rows-spanned="2" office:value-type="string">
            <text:p text:style-name="P2">原值</text:p>
          </table:table-cell>
          <table:table-cell table:style-name="表格4.A1" table:number-columns-spanned="2" office:value-type="string">
            <text:p text:style-name="P2">折舊</text:p>
          </table:table-cell>
          <table:covered-table-cell/>
          <table:table-cell table:style-name="表格4.A1" table:number-rows-spanned="2" office:value-type="string">
            <text:p text:style-name="P2">現值</text:p>
          </table:table-cell>
          <table:table-cell table:style-name="表格4.A1" table:number-rows-spanned="2" office:value-type="string">
            <text:p text:style-name="P2"><text:span text:style-name="T11">所在地址</text:span></text:p>
          </table:table-cell>
          <table:table-cell table:style-name="表格4.L1" table:number-rows-spanned="2" office:value-type="string">
            <text:p text:style-name="P2">說明</text:p>
          </table:table-cell>
        </table:table-row>
        <table:table-row table:style-name="表格4.1">
          <table:covered-table-cell/>
          <table:covered-table-cell/>
          <table:covered-table-cell/>
          <table:covered-table-cell/>
          <table:covered-table-cell/>
          <table:covered-table-cell/>
          <table:covered-table-cell/>
          <table:table-cell table:style-name="表格4.A1" office:value-type="string">
            <text:p text:style-name="P2">本年數</text:p>
          </table:table-cell>
          <table:table-cell table:style-name="表格4.A1" office:value-type="string">
            <text:p text:style-name="P2">累計數</text:p>
          </table:table-cell>
          <table:covered-table-cell/>
          <table:covered-table-cell/>
          <table:covered-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row table:style-name="表格4.1">
          <table:table-cell table:style-name="表格4.A1" table:number-columns-spanned="2" office:value-type="string">
            <text:p text:style-name="P2">合計</text:p>
          </table:table-cell>
          <table:covered-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A1" office:value-type="string">
            <text:p text:style-name="P4"/>
          </table:table-cell>
          <table:table-cell table:style-name="表格4.L1" office:value-type="string">
            <text:p text:style-name="P4"/>
          </table:table-cell>
        </table:table-row>
      </table:table>
      <text:p text:style-name="Standard">製表人： <text:s text:c="8"/>　 <text:s/>　　（簽章）　　會計師或會計人員： <text:s text:c="8"/>　 <text:s/>　（簽章）　　負責人： 　 <text:s text:c="12"/>（簽章）</text:p>
      <text:p text:style-name="Standard"><text:span text:style-name="T15">備註：本表所載內容係經本黨　　年　　月　　日第　　屆第　　次　　（會議名稱） <text:s text:c="2"/>通過在案。</text:span></text:p>
      <text:p text:style-name="P1"><draw:frame draw:style-name="fr1" draw:name="框架3" text:anchor-type="char" svg:x="8.564cm" svg:y="1.05cm" svg:width="5.733cm" svg:height="8.204cm" draw:z-index="25"><draw:text-box><text:p text:style-name="P39">圖記</text:p></draw:text-box></draw:frame><text:soft-page-break/>申報日期：　　年　　月　　日</text:p>
      <text:p text:style-name="P50"/>
      <text:p text:style-name="P50"/>
      <text:p text:style-name="P50"/>
      <text:p text:style-name="P50"/>
      <text:p text:style-name="P50"/>
      <text:p text:style-name="P50"/>
      <text:p text:style-name="P95"/>
      <text:p text:style-name="P95"/>
      <text:p text:style-name="P95"/>
      <text:p text:style-name="P95"/>
      <text:p text:style-name="P95"/>
      <text:p text:style-name="P95"/>
      <text:p text:style-name="P95"/>
      <text:p text:style-name="P95"/>
      <text:p text:style-name="P95"/>
      <text:p text:style-name="P94"><text:span text:style-name="T17"/></text:p>
      <text:p text:style-name="P94"><text:span text:style-name="T17">製表說明：一、本表依本要點所定格式一之二所定固定資產之科目編造。</text:span></text:p>
      <text:p text:style-name="P79"><text:span text:style-name="T17">二、請將「房屋之門牌號碼及建號、車輛年份及牌照號碼」填列於所在地址欄。</text:span></text:p>
      <text:p text:style-name="P79"><text:span text:style-name="T17">三、本表須經製表人、會計師或會計人員及負責人簽名或蓋章。</text:span></text:p>
      <text:p text:style-name="P90"><text:span text:style-name="T17">四、備註欄應註記本表所載內容提經黨員（代表）大會通過之日期及會議名稱。</text:span></text:p>
      <text:p text:style-name="P79"><text:span text:style-name="T17">五、申報日期下方應加蓋主管機關發給之政黨圖記。</text:span></text:p>
      <text:p text:style-name="P79"><text:span text:style-name="T17">六、隔頁應加蓋騎縫章。</text:span></text:p>
      <text:p text:style-name="P30"><text:span text:style-name="T1">附件二之一、政治團體收支決算表</text:span></text:p>
      <text:p text:style-name="P32"><text:span text:style-name="T12">政治團體名稱</text:span></text:p>
      <text:p text:style-name="P32"><text:span text:style-name="T12">收　支　決　算　表</text:span></text:p>
      <text:p text:style-name="P34">　　　　<text:span text:style-name="T13">中華民國　　年　　月　　日起至　　年　　月　　日止 <text:s text:c="2"/>單位：新臺幣元　第　　頁，共　　頁</text:span></text:p>
      <table:table table:name="表格5" table:style-name="表格5">
        <table:table-column table:style-name="表格5.A" table:number-columns-repeated="3"/>
        <table:table-column table:style-name="表格5.D"/>
        <table:table-column table:style-name="表格5.E"/>
        <table:table-column table:style-name="表格5.F"/>
        <table:table-column table:style-name="表格5.E"/>
        <table:table-column table:style-name="表格5.F"/>
        <table:table-column table:style-name="表格5.I"/>
        <table:table-column table:style-name="表格5.F"/>
        <table:table-column table:style-name="表格5.I"/>
        <table:table-column table:style-name="表格5.F"/>
        <table:table-column table:style-name="表格5.M"/>
        <table:table-row table:style-name="表格5.1">
          <table:table-cell table:style-name="表格5.A1" table:number-columns-spanned="4" office:value-type="string">
            <text:p text:style-name="P2">科目</text:p>
          </table:table-cell>
          <table:covered-table-cell/>
          <table:covered-table-cell/>
          <table:covered-table-cell/>
          <table:table-cell table:style-name="表格5.A1" table:number-rows-spanned="2" table:number-columns-spanned="2" office:value-type="string">
            <text:p text:style-name="P2">決算數</text:p>
          </table:table-cell>
          <table:covered-table-cell/>
          <table:table-cell table:style-name="表格5.A1" table:number-rows-spanned="2" table:number-columns-spanned="2" office:value-type="string">
            <text:p text:style-name="P2">預算數</text:p>
          </table:table-cell>
          <table:covered-table-cell/>
          <table:table-cell table:style-name="表格5.A1" table:number-columns-spanned="4" office:value-type="string">
            <text:p text:style-name="P2">決算與預算比較數</text:p>
          </table:table-cell>
          <table:covered-table-cell/>
          <table:covered-table-cell/>
          <table:covered-table-cell/>
          <table:table-cell table:style-name="表格5.M1" office:value-type="string">
            <text:p text:style-name="P2">說明</text:p>
          </table:table-cell>
        </table:table-row>
        <table:table-row table:style-name="表格5.2">
          <table:table-cell table:style-name="表格5.A1" office:value-type="string">
            <text:p text:style-name="P2">款</text:p>
          </table:table-cell>
          <table:table-cell table:style-name="表格5.A1" office:value-type="string">
            <text:p text:style-name="P2">項</text:p>
          </table:table-cell>
          <table:table-cell table:style-name="表格5.A1" office:value-type="string">
            <text:p text:style-name="P2">目</text:p>
          </table:table-cell>
          <table:table-cell table:style-name="表格5.A1" office:value-type="string">
            <text:p text:style-name="P2">科目</text:p>
          </table:table-cell>
          <table:covered-table-cell/>
          <table:covered-table-cell/>
          <table:covered-table-cell/>
          <table:covered-table-cell/>
          <table:table-cell table:style-name="表格5.A1" table:number-columns-spanned="2" office:value-type="string">
            <text:p text:style-name="P2">增加</text:p>
          </table:table-cell>
          <table:covered-table-cell/>
          <table:table-cell table:style-name="表格5.A1" table:number-columns-spanned="2" office:value-type="string">
            <text:p text:style-name="P2">減少</text:p>
          </table:table-cell>
          <table:covered-table-cell/>
          <table:table-cell table:style-name="表格5.M2" office:value-type="string">
            <text:p text:style-name="P5"/>
          </table:table-cell>
        </table:table-row>
        <table:table-row table:style-name="表格5.2">
          <table:table-cell table:style-name="表格5.A3" table:number-columns-spanned="4" office:value-type="string">
            <text:p text:style-name="P6">上年度結餘</text:p>
          </table:table-cell>
          <table:covered-table-cell/>
          <table:covered-table-cell/>
          <table:covered-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4">
          <table:table-cell table:style-name="表格5.A1" office:value-type="string">
            <text:p text:style-name="P6">1</text:p>
          </table:table-cell>
          <table:table-cell table:style-name="表格5.A1" office:value-type="string">
            <text:p text:style-name="P7"/>
          </table:table-cell>
          <table:table-cell table:style-name="表格5.A1" office:value-type="string">
            <text:p text:style-name="P7"/>
          </table:table-cell>
          <table:table-cell table:style-name="表格5.A1" office:value-type="string">
            <text:p text:style-name="P8">經費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4">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7"/>
          </table:table-cell>
          <table:table-cell table:style-name="表格5.A1" office:value-type="string">
            <text:p text:style-name="P8">會費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8">入會費</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8">常年會費</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4">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7"/>
          </table:table-cell>
          <table:table-cell table:style-name="表格5.A1" office:value-type="string">
            <text:p text:style-name="P8">政治獻金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9">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3" office:value-type="string">
            <text:p text:style-name="Standard">個人捐贈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9">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3" office:value-type="string">
            <text:p text:style-name="Standard">營利事業捐贈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9">
          <table:table-cell table:style-name="表格5.A1" office:value-type="string">
            <text:p text:style-name="P7"/>
          </table:table-cell>
          <table:table-cell table:style-name="表格5.A1" office:value-type="string">
            <text:p text:style-name="P7"/>
          </table:table-cell>
          <table:table-cell table:style-name="表格5.A1" office:value-type="string">
            <text:p text:style-name="P6">3</text:p>
          </table:table-cell>
          <table:table-cell table:style-name="表格5.A3" office:value-type="string">
            <text:p text:style-name="Standard">人民團體捐贈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9">
          <table:table-cell table:style-name="表格5.A1" office:value-type="string">
            <text:p text:style-name="P7"/>
          </table:table-cell>
          <table:table-cell table:style-name="表格5.A1" office:value-type="string">
            <text:p text:style-name="P7"/>
          </table:table-cell>
          <table:table-cell table:style-name="表格5.A1" office:value-type="string">
            <text:p text:style-name="P6">4</text:p>
          </table:table-cell>
          <table:table-cell table:style-name="表格5.A3" office:value-type="string">
            <text:p text:style-name="Standard">上年度結存</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9">
          <table:table-cell table:style-name="表格5.A1" office:value-type="string">
            <text:p text:style-name="P7"/>
          </table:table-cell>
          <table:table-cell table:style-name="表格5.A1" office:value-type="string">
            <text:p text:style-name="P7"/>
          </table:table-cell>
          <table:table-cell table:style-name="表格5.A1" office:value-type="string">
            <text:p text:style-name="P6">5</text:p>
          </table:table-cell>
          <table:table-cell table:style-name="表格5.A3" office:value-type="string">
            <text:p text:style-name="Standard">其他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9">
          <table:table-cell table:style-name="表格5.A1" office:value-type="string">
            <text:p text:style-name="P7"/>
          </table:table-cell>
          <table:table-cell table:style-name="表格5.A1" office:value-type="string">
            <text:p text:style-name="P6">3</text:p>
          </table:table-cell>
          <table:table-cell table:style-name="表格5.A1" office:value-type="string">
            <text:p text:style-name="P7"/>
          </table:table-cell>
          <table:table-cell table:style-name="表格5.A1" office:value-type="string">
            <text:p text:style-name="P8">其他收入</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15">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15">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17">
          <table:table-cell table:style-name="表格5.A1" office:value-type="string">
            <text:p text:style-name="P7"/>
          </table:table-cell>
          <table:table-cell table:style-name="表格5.A1" office:value-type="string">
            <text:p text:style-name="P7"/>
          </table:table-cell>
          <table:table-cell table:style-name="表格5.A1" office:value-type="string">
            <text:p text:style-name="P6">3</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ext:soft-page-break/>
        <table:table-row table:style-name="表格5.17">
          <table:table-cell table:style-name="表格5.A1" office:value-type="string">
            <text:p text:style-name="P6">2</text:p>
          </table:table-cell>
          <table:table-cell table:style-name="表格5.A1" office:value-type="string">
            <text:p text:style-name="P7"/>
          </table:table-cell>
          <table:table-cell table:style-name="表格5.A1" office:value-type="string">
            <text:p text:style-name="P7"/>
          </table:table-cell>
          <table:table-cell table:style-name="表格5.A1" office:value-type="string">
            <text:p text:style-name="P8">經費支出</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4">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7"/>
          </table:table-cell>
          <table:table-cell table:style-name="表格5.A1" office:value-type="string">
            <text:p text:style-name="P8">人事費</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0">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0">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0">
          <table:table-cell table:style-name="表格5.A1" office:value-type="string">
            <text:p text:style-name="P7"/>
          </table:table-cell>
          <table:table-cell table:style-name="表格5.A1" office:value-type="string">
            <text:p text:style-name="P7"/>
          </table:table-cell>
          <table:table-cell table:style-name="表格5.A1" office:value-type="string">
            <text:p text:style-name="P6">3</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0">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7"/>
          </table:table-cell>
          <table:table-cell table:style-name="表格5.A1" office:value-type="string">
            <text:p text:style-name="P8">事務費</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3</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6">3</text:p>
          </table:table-cell>
          <table:table-cell table:style-name="表格5.A1" office:value-type="string">
            <text:p text:style-name="P7"/>
          </table:table-cell>
          <table:table-cell table:style-name="表格5.A1" office:value-type="string">
            <text:p text:style-name="P8">業務費</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3</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6">4</text:p>
          </table:table-cell>
          <table:table-cell table:style-name="表格5.A1" office:value-type="string">
            <text:p text:style-name="P7"/>
          </table:table-cell>
          <table:table-cell table:style-name="表格5.A1" office:value-type="string">
            <text:p text:style-name="P8">政治獻金支出</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8">人事費用支出</text:p>
          </table:table-cell>
          <table:table-cell table:style-name="表格5.A3" office:value-type="string">
            <text:p text:style-name="P7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8">業務費用支出</text:p>
          </table:table-cell>
          <table:table-cell table:style-name="表格5.A3" office:value-type="string">
            <text:p text:style-name="P7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3</text:p>
          </table:table-cell>
          <table:table-cell table:style-name="表格5.A1" office:value-type="string">
            <text:p text:style-name="P8">公共關係費用支出</text:p>
          </table:table-cell>
          <table:table-cell table:style-name="表格5.A3" office:value-type="string">
            <text:p text:style-name="P7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4</text:p>
          </table:table-cell>
          <table:table-cell table:style-name="表格5.A1" office:value-type="string">
            <text:p text:style-name="P8">雜支支出</text:p>
          </table:table-cell>
          <table:table-cell table:style-name="表格5.A3" office:value-type="string">
            <text:p text:style-name="P7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6">5</text:p>
          </table:table-cell>
          <table:table-cell table:style-name="表格5.A1" office:value-type="string">
            <text:p text:style-name="P7"/>
          </table:table-cell>
          <table:table-cell table:style-name="表格5.A1" office:value-type="string">
            <text:p text:style-name="P8">其他支出</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1</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7"/>
          </table:table-cell>
          <table:table-cell table:style-name="表格5.A1" office:value-type="string">
            <text:p text:style-name="P7"/>
          </table:table-cell>
          <table:table-cell table:style-name="表格5.A1" office:value-type="string">
            <text:p text:style-name="P6">2</text:p>
          </table:table-cell>
          <table:table-cell table:style-name="表格5.A1" office:value-type="string">
            <text:p text:style-name="P9"/>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row table:style-name="表格5.24">
          <table:table-cell table:style-name="表格5.A1" office:value-type="string">
            <text:p text:style-name="P6">3</text:p>
          </table:table-cell>
          <table:table-cell table:style-name="表格5.A1" office:value-type="string">
            <text:p text:style-name="P7"/>
          </table:table-cell>
          <table:table-cell table:style-name="表格5.A1" office:value-type="string">
            <text:p text:style-name="P7"/>
          </table:table-cell>
          <table:table-cell table:style-name="表格5.A1" office:value-type="string">
            <text:p text:style-name="P8">餘絀</text:p>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A3" office:value-type="string">
            <text:p text:style-name="P5"/>
          </table:table-cell>
          <table:table-cell table:style-name="表格5.M2" office:value-type="string">
            <text:p text:style-name="P5"/>
          </table:table-cell>
        </table:table-row>
      </table:table>
      <text:p text:style-name="Standard">製表人： <text:s text:c="8"/>　 <text:s/>　　（簽章）　　會計師或會計人員： <text:s text:c="8"/>　 <text:s/>　（簽章）　　負責人： 　 <text:s text:c="12"/>（簽章）</text:p>
      <text:p text:style-name="P38"><text:soft-page-break/><text:span text:style-name="T15">備註：本表所載內容係經本會　　年　　月　　日第　　屆第　　次　　　　　　　　（會議名稱） <text:s text:c="2"/>通過在案。</text:span></text:p>
      <text:p text:style-name="P18">申報日期：　　年　　月　　日</text:p>
      <text:p text:style-name="P17"/>
      <text:p text:style-name="P19"><draw:frame draw:style-name="fr1" draw:name="框架4" text:anchor-type="char" svg:x="8.564cm" svg:y="0.273cm" svg:width="5.733cm" svg:height="7.955cm" draw:z-index="26"><draw:text-box><text:p text:style-name="P39">圖記</text:p></draw:text-box></draw:frame></text:p>
      <text:p text:style-name="Standard"/>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7"><text:span text:style-name="T17">製表說明：一、上年度結存：即上年度之經費結餘金額。</text:span></text:p>
      <text:p text:style-name="P79"><text:span text:style-name="T17">二、收入科目如下，並請參酌說明填列細目：</text:span></text:p>
      <text:p text:style-name="P81"><text:span text:style-name="T17">（一）會費收入：包括會員入會及常年會費收入，其細目舉例如下： </text:span></text:p>
      <text:p text:style-name="P82"><text:span text:style-name="T17">1.入會費：係指會員入會時，依章程規定一次繳納之會費。</text:span></text:p>
      <text:p text:style-name="P82"><text:span text:style-name="T17">2.常年會費：係指會員依章程規定繳納之常年會費。</text:span></text:p>
      <text:p text:style-name="P84"><text:span text:style-name="T17">（二）政治獻金收入：指依政治獻金法規定收受之政治獻金，其細目舉例如下： </text:span></text:p>
      <text:p text:style-name="P76"><text:soft-page-break/>1.個人捐贈收入。</text:p>
      <text:p text:style-name="P76">2.營利事業捐贈收入。</text:p>
      <text:p text:style-name="P76">3.人民團體捐贈收入。</text:p>
      <text:p text:style-name="P76">4.上年度結存。</text:p>
      <text:p text:style-name="P76">5.其他收入。</text:p>
      <text:p text:style-name="P85"><text:span text:style-name="T17">（三）其他收入：凡無法歸入上列收入科目之收入者均屬之，如事業收入、孳息收入等。</text:span></text:p>
      <text:p text:style-name="P79"><text:span text:style-name="T17">三、支出科目如下，並請參酌說明填列細目：</text:span></text:p>
      <text:p text:style-name="P40"><text:span text:style-name="T18">（一）人事費：工作人員之薪給及其他補助費獎金等，其細目舉例如下：</text:span></text:p>
      <text:p text:style-name="P43">1.員工薪給。 </text:p>
      <text:p text:style-name="P43">2.兼職人員交通費。 </text:p>
      <text:p text:style-name="P43">3.保險補助費。 </text:p>
      <text:p text:style-name="P43">4.年終成績考核獎金。 </text:p>
      <text:p text:style-name="P42"><text:span text:style-name="T18">5.不休假獎金。</text:span></text:p>
      <text:p text:style-name="P42"><text:span text:style-name="T18">6.加班值班費。 </text:span></text:p>
      <text:p text:style-name="P43">7.退休金。</text:p>
      <text:p text:style-name="P43">8.其他人事費。</text:p>
      <text:p text:style-name="P41">（二）辦公費：處理會務所需之各項費用，其細目舉例如下：</text:p>
      <text:p text:style-name="P45">1.文具、書報、雜誌費。 </text:p>
      <text:p text:style-name="P45">2.印刷費。 </text:p>
      <text:p text:style-name="P45">3.水電燃料費。 </text:p>
      <text:p text:style-name="P45">4.旅運費。 </text:p>
      <text:p text:style-name="P45">5.郵電費。 </text:p>
      <text:p text:style-name="P45">6.大樓管理費。 </text:p>
      <text:p text:style-name="P45">7.租賦費。</text:p>
      <text:p text:style-name="P45">8.修繕維護費。</text:p>
      <text:p text:style-name="P45">9.財產保險費。</text:p>
      <text:p text:style-name="P46"><text:soft-page-break/>10.公共關係費。</text:p>
      <text:p text:style-name="P45">11.人事查核費。</text:p>
      <text:p text:style-name="P45">12.其他辦公費。 </text:p>
      <text:p text:style-name="P47">（三）業務費：辦理業務所需之各項費用，其細目舉例如下：</text:p>
      <text:p text:style-name="P45">1.會議費。</text:p>
      <text:p text:style-name="P48"><text:span text:style-name="T18">2.會務推展費。</text:span></text:p>
      <text:p text:style-name="P48"><text:span text:style-name="T18">3.調查統計費。</text:span></text:p>
      <text:p text:style-name="P48"><text:span text:style-name="T18">4.研究發展費。</text:span></text:p>
      <text:p text:style-name="P48"><text:span text:style-name="T18">5.其他業務費。</text:span></text:p>
      <text:p text:style-name="P87">（四）政治獻金支出：指依政治獻金法規定支用之政治獻金，其細目舉例如下：</text:p>
      <text:p text:style-name="P76">1.人事費用支出。</text:p>
      <text:p text:style-name="P76">2.業務費用支出。</text:p>
      <text:p text:style-name="P76">3.公共關係費用支出。</text:p>
      <text:p text:style-name="P73"><text:span text:style-name="T17">4.雜支支出。</text:span></text:p>
      <text:p text:style-name="P88"><text:span text:style-name="T17">（五）其他支出：凡無法歸入上列支出科目之費用者均屬之。如雜項支出等。</text:span></text:p>
      <text:p text:style-name="P91">四、決算表之說明欄須將決算數與預算之差異詳加說明。</text:p>
      <text:p text:style-name="P90"><text:span text:style-name="T17">五、本表須經製表人、會計師或會計人員及負責人簽名或蓋章。</text:span></text:p>
      <text:p text:style-name="P90"><text:span text:style-name="T17">六、備註欄應註記本表所載內容提經會員（代表）大會通過之日期及會議名稱。</text:span></text:p>
      <text:p text:style-name="P90"><text:span text:style-name="T17">七、申報日期下方應加蓋主管機關發給之政治團體圖記。</text:span></text:p>
      <text:p text:style-name="P90"><text:span text:style-name="T17">八、隔頁應加蓋騎縫章。</text:span></text:p>
      <text:p text:style-name="P30"><text:span text:style-name="T1">附件二之二、政治團體資產負債表</text:span></text:p>
      <text:p text:style-name="P32"><text:span text:style-name="T12">政治團體名稱</text:span></text:p>
      <text:p text:style-name="P32"><text:span text:style-name="T12">資　產　負　債　表</text:span></text:p>
      <text:p text:style-name="P34"><text:span text:style-name="T13">中華民國　　年　　月　　日 <text:s/>　　　單位：新臺幣元 <text:s text:c="3"/>第　　頁，共　　頁</text:span></text:p>
      <table:table table:name="表格6" table:style-name="表格6">
        <table:table-column table:style-name="表格6.A" table:number-columns-repeated="2"/>
        <table:table-column table:style-name="表格6.C"/>
        <table:table-column table:style-name="表格6.D"/>
        <table:table-column table:style-name="表格6.E"/>
        <table:table-column table:style-name="表格6.F" table:number-columns-repeated="2"/>
        <table:table-column table:style-name="表格6.H"/>
        <table:table-column table:style-name="表格6.I"/>
        <table:table-column table:style-name="表格6.J"/>
        <table:table-row table:style-name="表格6.1">
          <table:table-cell table:style-name="表格6.A1" table:number-columns-spanned="5" office:value-type="string">
            <text:p text:style-name="P2">資產</text:p>
          </table:table-cell>
          <table:covered-table-cell/>
          <table:covered-table-cell/>
          <table:covered-table-cell/>
          <table:covered-table-cell/>
          <table:table-cell table:style-name="表格6.F1" table:number-columns-spanned="5" office:value-type="string">
            <text:p text:style-name="P2">負債及餘絀</text:p>
          </table:table-cell>
          <table:covered-table-cell/>
          <table:covered-table-cell/>
          <table:covered-table-cell/>
          <table:covered-table-cell/>
        </table:table-row>
        <table:table-row table:style-name="表格6.2">
          <table:table-cell table:style-name="表格6.A1" table:number-columns-spanned="3" office:value-type="string">
            <text:p text:style-name="P2">科目名稱</text:p>
          </table:table-cell>
          <table:covered-table-cell/>
          <table:covered-table-cell/>
          <table:table-cell table:style-name="表格6.A1" table:number-rows-spanned="2" table:number-columns-spanned="2" office:value-type="string">
            <text:p text:style-name="P2">金額</text:p>
          </table:table-cell>
          <table:covered-table-cell/>
          <table:table-cell table:style-name="表格6.A1" table:number-columns-spanned="3" office:value-type="string">
            <text:p text:style-name="P2">科目名稱</text:p>
          </table:table-cell>
          <table:covered-table-cell/>
          <table:covered-table-cell/>
          <table:table-cell table:style-name="表格6.F1" table:number-rows-spanned="2" table:number-columns-spanned="2" office:value-type="string">
            <text:p text:style-name="P2">金額</text:p>
          </table:table-cell>
          <table:covered-table-cell/>
        </table:table-row>
        <table:table-row table:style-name="表格6.2">
          <table:table-cell table:style-name="表格6.A1" office:value-type="string">
            <text:p text:style-name="P6">款</text:p>
          </table:table-cell>
          <table:table-cell table:style-name="表格6.A1" office:value-type="string">
            <text:p text:style-name="P6">項</text:p>
          </table:table-cell>
          <table:table-cell table:style-name="表格6.A1" office:value-type="string">
            <text:p text:style-name="P2">科目</text:p>
          </table:table-cell>
          <table:covered-table-cell/>
          <table:covered-table-cell/>
          <table:table-cell table:style-name="表格6.A1" office:value-type="string">
            <text:p text:style-name="P6">款</text:p>
          </table:table-cell>
          <table:table-cell table:style-name="表格6.A1" office:value-type="string">
            <text:p text:style-name="P6">項</text:p>
          </table:table-cell>
          <table:table-cell table:style-name="表格6.A1" office:value-type="string">
            <text:p text:style-name="P2">科目</text:p>
          </table:table-cell>
          <table:covered-table-cell/>
          <table:covered-table-cell/>
        </table:table-row>
        <table:table-row table:style-name="表格6.2">
          <table:table-cell table:style-name="表格6.A1" office:value-type="string">
            <text:p text:style-name="P6">1</text:p>
          </table:table-cell>
          <table:table-cell table:style-name="表格6.A1" office:value-type="string">
            <text:p text:style-name="P7"/>
          </table:table-cell>
          <table:table-cell table:style-name="表格6.A1" office:value-type="string">
            <text:p text:style-name="Standard">流動資產</text:p>
          </table:table-cell>
          <table:table-cell table:style-name="表格6.A1" office:value-type="string">
            <text:p text:style-name="P5"/>
          </table:table-cell>
          <table:table-cell table:style-name="表格6.A1" office:value-type="string">
            <text:p text:style-name="P5"/>
          </table:table-cell>
          <table:table-cell table:style-name="表格6.F1" table:number-columns-spanned="5" office:value-type="string">
            <text:p text:style-name="P2">負債</text:p>
          </table:table-cell>
          <table:covered-table-cell/>
          <table:covered-table-cell/>
          <table:covered-table-cell/>
          <table:covered-table-cell/>
        </table:table-row>
        <table:table-row table:style-name="表格6.2">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6">1</text:p>
          </table:table-cell>
          <table:table-cell table:style-name="表格6.A1" office:value-type="string">
            <text:p text:style-name="P7"/>
          </table:table-cell>
          <table:table-cell table:style-name="表格6.A1" office:value-type="string">
            <text:p text:style-name="Standard">流動負債</text:p>
          </table: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office:value-type="string">
            <text:p text:style-name="P6">2</text:p>
          </table:table-cell>
          <table:table-cell table:style-name="表格6.A1" office:value-type="string">
            <text:p text:style-name="P7"/>
          </table:table-cell>
          <table:table-cell table:style-name="表格6.A1" office:value-type="string">
            <text:p text:style-name="Standard">固定資產</text:p>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6">2</text:p>
          </table:table-cell>
          <table:table-cell table:style-name="表格6.A1" office:value-type="string">
            <text:p text:style-name="P7"/>
          </table:table-cell>
          <table:table-cell table:style-name="表格6.A1" office:value-type="string">
            <text:p text:style-name="Standard">長期負債</text:p>
          </table: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6">3</text:p>
          </table:table-cell>
          <table:table-cell table:style-name="表格6.A1" office:value-type="string">
            <text:p text:style-name="P7"/>
          </table:table-cell>
          <table:table-cell table:style-name="表格6.A1" office:value-type="string">
            <text:p text:style-name="Standard">其他負債</text:p>
          </table: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table:number-columns-spanned="3" office:value-type="string">
            <text:p text:style-name="P2">負債總額</text:p>
          </table:table-cell>
          <table:covered-table-cell/>
          <table:covered-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office:value-type="string">
            <text:p text:style-name="P6">3</text:p>
          </table:table-cell>
          <table:table-cell table:style-name="表格6.A1" office:value-type="string">
            <text:p text:style-name="P7"/>
          </table:table-cell>
          <table:table-cell table:style-name="表格6.A1" office:value-type="string">
            <text:p text:style-name="Standard">其他資產 </text:p>
          </table:table-cell>
          <table:table-cell table:style-name="表格6.A1" office:value-type="string">
            <text:p text:style-name="P5"/>
          </table:table-cell>
          <table:table-cell table:style-name="表格6.A1" office:value-type="string">
            <text:p text:style-name="P5"/>
          </table:table-cell>
          <table:table-cell table:style-name="表格6.F1" table:number-columns-spanned="5" office:value-type="string">
            <text:p text:style-name="P2">餘絀</text:p>
          </table:table-cell>
          <table:covered-table-cell/>
          <table:covered-table-cell/>
          <table:covered-table-cell/>
          <table:covered-table-cell/>
        </table:table-row>
        <table:table-row table:style-name="表格6.2">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6">1</text:p>
          </table:table-cell>
          <table:table-cell table:style-name="表格6.A1" office:value-type="string">
            <text:p text:style-name="P7"/>
          </table:table-cell>
          <table:table-cell table:style-name="表格6.A1" office:value-type="string">
            <text:p text:style-name="Standard">累計餘絀</text:p>
          </table: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office:value-type="string">
            <text:p text:style-name="P7"/>
          </table:table-cell>
          <table:table-cell table:style-name="表格6.A1" office:value-type="string">
            <text:p text:style-name="P7"/>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5"/>
          </table:table-cell>
          <table:table-cell table:style-name="表格6.A1" office:value-type="string">
            <text:p text:style-name="P6">2</text:p>
          </table:table-cell>
          <table:table-cell table:style-name="表格6.A1" office:value-type="string">
            <text:p text:style-name="P7"/>
          </table:table-cell>
          <table:table-cell table:style-name="表格6.A1" office:value-type="string">
            <text:p text:style-name="Standard">本期餘絀</text:p>
          </table: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table:number-columns-spanned="3" office:value-type="string">
            <text:p text:style-name="P4"/>
          </table:table-cell>
          <table:covered-table-cell/>
          <table:covered-table-cell/>
          <table:table-cell table:style-name="表格6.A1" office:value-type="string">
            <text:p text:style-name="P5"/>
          </table:table-cell>
          <table:table-cell table:style-name="表格6.A1" office:value-type="string">
            <text:p text:style-name="P5"/>
          </table:table-cell>
          <table:table-cell table:style-name="表格6.A1" table:number-columns-spanned="3" office:value-type="string">
            <text:p text:style-name="P2">餘絀總額</text:p>
          </table:table-cell>
          <table:covered-table-cell/>
          <table:covered-table-cell/>
          <table:table-cell table:style-name="表格6.A1" office:value-type="string">
            <text:p text:style-name="P5"/>
          </table:table-cell>
          <table:table-cell table:style-name="表格6.F1" office:value-type="string">
            <text:p text:style-name="P5"/>
          </table:table-cell>
        </table:table-row>
        <table:table-row table:style-name="表格6.2">
          <table:table-cell table:style-name="表格6.A1" table:number-columns-spanned="3" office:value-type="string">
            <text:p text:style-name="P2">資產合計</text:p>
          </table:table-cell>
          <table:covered-table-cell/>
          <table:covered-table-cell/>
          <table:table-cell table:style-name="表格6.A1" office:value-type="string">
            <text:p text:style-name="P5"/>
          </table:table-cell>
          <table:table-cell table:style-name="表格6.A1" office:value-type="string">
            <text:p text:style-name="P5"/>
          </table:table-cell>
          <table:table-cell table:style-name="表格6.A1" table:number-columns-spanned="3" office:value-type="string">
            <text:p text:style-name="P2">負債及餘絀合計</text:p>
          </table:table-cell>
          <table:covered-table-cell/>
          <table:covered-table-cell/>
          <table:table-cell table:style-name="表格6.A1" office:value-type="string">
            <text:p text:style-name="P5"/>
          </table:table-cell>
          <table:table-cell table:style-name="表格6.F1" office:value-type="string">
            <text:p text:style-name="P5"/>
          </table:table-cell>
        </table:table-row>
      </table:table>
      <text:p text:style-name="Standard"/>
      <table:table table:name="表格7" table:style-name="表格7">
        <table:table-column table:style-name="表格7.A"/>
        <table:table-row table:style-name="表格7.1">
          <table:table-cell table:style-name="表格7.A1" office:value-type="string">
            <text:p text:style-name="P5"/>
          </table:table-cell>
        </table:table-row>
      </table:table>
      <text:p text:style-name="Standard">製表人： <text:s text:c="8"/>　 <text:s/>　　（簽章）　　會計師或會計人員： <text:s text:c="12"/>　 <text:s/>　（簽章）　　負責人： <text:s text:c="10"/>（簽章）</text:p>
      <text:p text:style-name="P36"><text:soft-page-break/><text:span text:style-name="T15">備註：本表所載內容係經本會　　年　　月　　日第　　屆第　　次　　　　　　　　（會議名稱） <text:s text:c="2"/>通過在案。</text:span></text:p>
      <text:p text:style-name="P50"/>
      <text:p text:style-name="P1">申報日期：　　年　　月　　日</text:p>
      <text:p text:style-name="P21"><draw:frame draw:style-name="fr1" draw:name="框架5" text:anchor-type="char" svg:x="9.516cm" svg:y="0.15cm" svg:width="5.733cm" svg:height="7.955cm" draw:z-index="27"><draw:text-box><text:p text:style-name="P39">圖記</text:p></draw:text-box></draw:frame></text:p>
      <text:p text:style-name="Standard"/>
      <text:p text:style-name="Standard"/>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製表說明：一、資產科目如下，並請參酌說明填列細目：</text:p>
      <text:p text:style-name="P51">（一）流動資產：包括現金及在正常程序中即可變現現金或可減少現金支出而具流動性質之資產，其細目舉例如下：</text:p>
      <text:p text:style-name="P52">1.庫存現金：庫存收付之現金。</text:p>
      <text:p text:style-name="P52">2.銀行存款：存入行庫信託公司之款項。 </text:p>
      <text:p text:style-name="P52"><text:soft-page-break/>3.有價證券：購入之政府債券、定期存單等。 </text:p>
      <text:p text:style-name="P52">4.應收票據：應收尚未到期之票據。 </text:p>
      <text:p text:style-name="P52">5.應收款項：應收未收之一切款項。 </text:p>
      <text:p text:style-name="P52">6.短期墊款：短期墊付之款項。 </text:p>
      <text:p text:style-name="P52">7.預付款項：預為支付之一切款項。 </text:p>
      <text:p text:style-name="P54">（二）固定資產：包括土地、房屋及建築、器械、儀器、車輛等為供會務及業務使用而具有固定性之資產，其細目舉例如下：</text:p>
      <text:p text:style-name="P42">1.土地：辦公會所及附屬作業組織等之用地。</text:p>
      <text:p text:style-name="P42">2.房屋及建築：房屋及其附屬設備及增添建築等。</text:p>
      <text:p text:style-name="P55">2-甲、累計折舊-房屋及建築：歷年提列之房屋及建築折舊累計數、為「房屋及建築」科目之抵銷科目。</text:p>
      <text:p text:style-name="P42">3.事務器械設備：供業務用之事務器械設備。</text:p>
      <text:p text:style-name="P55">3-甲、累計折舊-事務器械設備：歷年提列之事務器械設備折舊累計數，為「事務器械設備」科目之抵銷科目。</text:p>
      <text:p text:style-name="P42">4.儀器設備：供業務用之儀器設備。</text:p>
      <text:p text:style-name="P56">4-甲、累計折舊-儀器設備：歷年提列之儀器設備折舊累計數，為「儀器設備」科目之抵銷科目。</text:p>
      <text:p text:style-name="P42">5.交通運輸設備：供業務用之交通工具。</text:p>
      <text:p text:style-name="P55">5-甲、累計折舊-交通運輸設備：歷年提列之交通運輸設備折舊累計數，為「交通運輸設備」之抵銷科目。</text:p>
      <text:p text:style-name="P42">6.雜項設備：不屬於上列之各項設備。</text:p>
      <text:p text:style-name="P56">6-甲、累計折舊-雜項設備：歷年提列之雜項設備折舊累計數，為「雜項設備」科目之抵銷科目。</text:p>
      <text:p text:style-name="P54">（三）其他資產：不屬於上列各項資產之其他資產，其細目舉例如下：</text:p>
      <text:p text:style-name="P42">1.存出保證金：存出供作各種保證用之款項。 </text:p>
      <text:p text:style-name="P42">2.雜項資產：不屬於上列各項資產之雜項資產。</text:p>
      <text:p text:style-name="P57">二、負債科目如下，並請參酌說明填列細目：</text:p>
      <text:p text:style-name="P54">（一）流動負債：指一年內，以流動資產或其他流動負債償付之債務，其細目舉例如下：</text:p>
      <text:p text:style-name="P48">1.短期借款：償還期限在一年以內之借款。 </text:p>
      <text:p text:style-name="P48">2.應付票據：一年以內到期之應付票據。 </text:p>
      <text:p text:style-name="P48"><text:soft-page-break/>3.應付款項：應付未付之一切款項。 </text:p>
      <text:p text:style-name="P48">4.代收款項：代收之一切款項。 </text:p>
      <text:p text:style-name="P48">5.預收款項：預收之一切款項。</text:p>
      <text:p text:style-name="P58">（二）長期負債：具有固定性質之負債，其細目舉例如下：</text:p>
      <text:p text:style-name="P59">1.長期借款：償還期限在一年以上之借款。 </text:p>
      <text:p text:style-name="P60">（三）其他負債：不屬於上列各項負債之其他負債，其細目舉例如下：</text:p>
      <text:p text:style-name="P61">1.存入保證金：存入供作各種保證用之款項。 </text:p>
      <text:p text:style-name="P62">2.雜項負債：不屬於上列各項負債之雜項負債。 </text:p>
      <text:p text:style-name="P57">三、餘絀科目如下，並請參酌說明填列細目：</text:p>
      <text:p text:style-name="P63">（一）累計餘絀：歷年經費收支決算之餘絀。 </text:p>
      <text:p text:style-name="P63">（二）本期餘絀：本年度經費收支決算之餘絀。 </text:p>
      <text:p text:style-name="P57">四、本表須經製表人、會計師或會計人員及負責人簽名或蓋章。</text:p>
      <text:p text:style-name="P92"><text:span text:style-name="T16">五、備註欄應註記本表所載內容提經會員（代表）大會通過之日期及會議名稱。</text:span></text:p>
      <text:p text:style-name="P57">六、申報日期下方應加蓋主管機關發給之政治團體圖記。</text:p>
      <text:p text:style-name="P57">七、隔頁應加蓋騎縫章。</text:p>
      <text:p text:style-name="P30"><text:span text:style-name="T1">附件二之三、財產目錄</text:span></text:p>
      <text:p text:style-name="P64"><text:span text:style-name="T12">政治團體名稱</text:span></text:p>
      <text:p text:style-name="P64"><text:span text:style-name="T12">財　產　目　錄</text:span></text:p>
      <text:p text:style-name="P66"><text:span text:style-name="T13">中華民國　　年　　月　　日　　單位：新臺幣元 <text:s text:c="3"/>第　　頁，共　　頁</text:span></text:p>
      <table:table table:name="表格8" table:style-name="表格8">
        <table:table-column table:style-name="表格8.A"/>
        <table:table-column table:style-name="表格8.B"/>
        <table:table-column table:style-name="表格8.C"/>
        <table:table-column table:style-name="表格8.D"/>
        <table:table-column table:style-name="表格8.E"/>
        <table:table-column table:style-name="表格8.F"/>
        <table:table-column table:style-name="表格8.G"/>
        <table:table-column table:style-name="表格8.H"/>
        <table:table-column table:style-name="表格8.I"/>
        <table:table-column table:style-name="表格8.J"/>
        <table:table-column table:style-name="表格8.K"/>
        <table:table-column table:style-name="表格8.L"/>
        <table:table-row table:style-name="表格8.1">
          <table:table-cell table:style-name="表格8.A1" table:number-rows-spanned="2" office:value-type="string">
            <text:p text:style-name="P2">財產編號</text:p>
          </table:table-cell>
          <table:table-cell table:style-name="表格8.A1" table:number-rows-spanned="2" office:value-type="string">
            <text:p text:style-name="P2">科目</text:p>
          </table:table-cell>
          <table:table-cell table:style-name="表格8.A1" table:number-rows-spanned="2" office:value-type="string">
            <text:p text:style-name="P2">財產名稱</text:p>
          </table:table-cell>
          <table:table-cell table:style-name="表格8.A1" table:number-rows-spanned="2" office:value-type="string">
            <text:p text:style-name="P2">購置日期</text:p>
            <text:p text:style-name="P2">年月日</text:p>
          </table:table-cell>
          <table:table-cell table:style-name="表格8.A1" table:number-rows-spanned="2" office:value-type="string">
            <text:p text:style-name="P2">單位</text:p>
          </table:table-cell>
          <table:table-cell table:style-name="表格8.A1" table:number-rows-spanned="2" office:value-type="string">
            <text:p text:style-name="P2">數量</text:p>
          </table:table-cell>
          <table:table-cell table:style-name="表格8.A1" table:number-rows-spanned="2" office:value-type="string">
            <text:p text:style-name="P2">原值</text:p>
          </table:table-cell>
          <table:table-cell table:style-name="表格8.A1" table:number-columns-spanned="2" office:value-type="string">
            <text:p text:style-name="P2">折舊</text:p>
          </table:table-cell>
          <table:covered-table-cell/>
          <table:table-cell table:style-name="表格8.A1" table:number-rows-spanned="2" office:value-type="string">
            <text:p text:style-name="P2">現值</text:p>
          </table:table-cell>
          <table:table-cell table:style-name="表格8.A1" table:number-rows-spanned="2" office:value-type="string">
            <text:p text:style-name="P2">所在地址</text:p>
          </table:table-cell>
          <table:table-cell table:style-name="表格8.L1" table:number-rows-spanned="2" office:value-type="string">
            <text:p text:style-name="P2">說明</text:p>
          </table:table-cell>
        </table:table-row>
        <table:table-row table:style-name="表格8.1">
          <table:covered-table-cell/>
          <table:covered-table-cell/>
          <table:covered-table-cell/>
          <table:covered-table-cell/>
          <table:covered-table-cell/>
          <table:covered-table-cell/>
          <table:covered-table-cell/>
          <table:table-cell table:style-name="表格8.A1" office:value-type="string">
            <text:p text:style-name="P2">本年數</text:p>
          </table:table-cell>
          <table:table-cell table:style-name="表格8.A1" office:value-type="string">
            <text:p text:style-name="P2">累計數</text:p>
          </table:table-cell>
          <table:covered-table-cell/>
          <table:covered-table-cell/>
          <table:covered-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row table:style-name="表格8.1">
          <table:table-cell table:style-name="表格8.A1" table:number-columns-spanned="2" office:value-type="string">
            <text:p text:style-name="P2">合計</text:p>
          </table:table-cell>
          <table:covered-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A1" office:value-type="string">
            <text:p text:style-name="P4"/>
          </table:table-cell>
          <table:table-cell table:style-name="表格8.L1" office:value-type="string">
            <text:p text:style-name="P4"/>
          </table:table-cell>
        </table:table-row>
      </table:table>
      <text:p text:style-name="Standard">製表人： <text:s text:c="8"/>　 <text:s/>　　（簽章）　　會計師或會計人員： <text:s text:c="8"/>　 <text:s/>　（簽章）　　負責人： 　 <text:s text:c="12"/>（簽章）</text:p>
      <text:p text:style-name="Standard"><text:span text:style-name="T15">備註：本表所載內容係經本會　　年　　月　　日第　　屆第　　次　　（會議名稱） <text:s text:c="2"/>通過在案。</text:span></text:p>
      <text:p text:style-name="P1"><draw:frame draw:style-name="fr1" draw:name="框架6" text:anchor-type="char" svg:x="8.564cm" svg:y="1.05cm" svg:width="5.733cm" svg:height="8.204cm" draw:z-index="28"><draw:text-box><text:p text:style-name="P39">圖記</text:p></draw:text-box></draw:frame><text:soft-page-break/>申報日期：　　年　　月　　日</text:p>
      <text:p text:style-name="P50"/>
      <text:p text:style-name="P50"/>
      <text:p text:style-name="P50"/>
      <text:p text:style-name="P50"/>
      <text:p text:style-name="P50"/>
      <text:p text:style-name="P50"/>
      <text:p text:style-name="P95"/>
      <text:p text:style-name="P95"/>
      <text:p text:style-name="P95"/>
      <text:p text:style-name="P95"/>
      <text:p text:style-name="P95"/>
      <text:p text:style-name="P95"/>
      <text:p text:style-name="P95"/>
      <text:p text:style-name="P95"/>
      <text:p text:style-name="P95"/>
      <text:p text:style-name="P94"><text:span text:style-name="T17"/></text:p>
      <text:p text:style-name="P94"><text:span text:style-name="T17">製表說明：一、本表依本要點所定格式二之二所定固定資產之科目編造。</text:span></text:p>
      <text:p text:style-name="P80">二、請將「房屋之門牌號碼及建號、車輛年份及牌照號碼」填列於所在地址欄。</text:p>
      <text:p text:style-name="P79"><text:span text:style-name="T17">三、本表須經製表人、會計師或會計人員及負責人簽名或蓋章。</text:span></text:p>
      <text:p text:style-name="P90"><text:span text:style-name="T17">四、備註欄應註記本表所載內容提經會員（代表）大會通過之日期及會議名稱。</text:span></text:p>
      <text:p text:style-name="P79"><text:span text:style-name="T17">五、申報日期下方應加蓋主管機關發給之政治團體圖記。</text:span></text:p>
      <text:p text:style-name="P67"><text:span text:style-name="T18">六、隔頁應加蓋騎縫章。</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標楷體" svg:font-family="標楷體" style:font-family-generic="script"/>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1"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條" style:family="paragraph" style:parent-style-name="Standard">
      <style:paragraph-properties fo:margin-left="0.7cm" fo:margin-right="0.101cm" fo:line-height="0.776cm" fo:text-align="justify" style:justify-single-word="false" fo:text-indent="-0.6cm" style:auto-text-indent="false" style:line-break="normal"/>
      <style:text-properties fo:font-size="14pt" style:font-name-asian="標楷體" style:font-size-asian="14pt" style:font-size-complex="10pt"/>
    </style:style>
    <style:style style:name="函" style:family="paragraph" style:parent-style-name="Standard">
      <style:paragraph-properties style:line-height-at-least="0.459cm" fo:text-align="justify" style:justify-single-word="false" style:snap-to-layout-grid="false"/>
      <style:text-properties fo:font-size="8.5pt" fo:letter-spacing="0.011cm" style:font-size-asian="8.5pt" style:font-size-complex="10pt"/>
    </style:style>
    <style:style style:name="條一" style:family="paragraph" style:parent-style-name="Standard">
      <style:paragraph-properties fo:margin-left="1.752cm" fo:margin-right="0.101cm" fo:line-height="0.776cm" fo:text-align="justify" style:justify-single-word="false" fo:text-indent="-1.101cm" style:auto-text-indent="false" style:line-break="normal"/>
      <style:text-properties style:font-name="標楷體" fo:font-size="14pt" style:font-name-asian="標楷體" style:font-size-asian="14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預設段落字型" style:family="text"/>
    <style:style style:name="Page_20_Number" style:display-name="Page Number" style:family="text" style:parent-style-name="預設段落字型"/>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9.7cm" fo:page-height="21.001cm" style:num-format="1" style:print-orientation="landscape" fo:margin-top="2.501cm" fo:margin-bottom="1.75cm" fo:margin-left="3cm" fo:margin-right="2.501cm" style:writing-mode="lr-tb" style:layout-grid-color="#c0c0c0" style:layout-grid-lines="26" style:layout-grid-base-height="0.635cm" style:layout-grid-ruby-height="0cm" style:layout-grid-mode="li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top="0.653cm" style:dynamic-spacing="true"/>
      </style:footer-style>
    </style:page-layout>
    <style:page-layout style:name="Mpm2">
      <style:page-layout-properties fo:page-width="29.7cm" fo:page-height="21.001cm" style:num-format="1" style:print-orientation="landscape" fo:margin-top="2.501cm" fo:margin-bottom="2.501cm" fo:margin-left="3cm" fo:margin-right="2.501cm" style:writing-mode="lr-tb" style:layout-grid-color="#c0c0c0" style:layout-grid-lines="25" style:layout-grid-base-height="0.635cm" style:layout-grid-ruby-height="0cm" style:layout-grid-mode="li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draw:frame draw:style-name="Mfr1" draw:name="框架7" text:anchor-type="paragraph" svg:y="0.002cm" fo:min-width="0cm" draw:z-index="22"><draw:text-box fo:min-height="0.058cm"><text:p text:style-name="Footer"><text:span text:style-name="Page_20_Number"><text:page-number text:select-page="current">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格式一之一、政黨會計帳簿</dc:title>
    <meta:initial-creator>moi</meta:initial-creator>
    <meta:creation-date>2009-04-20T10:48:00</meta:creation-date>
    <dc:creator>1762 moi</dc:creator>
    <dc:date>2017-06-20T14:05:46.18</dc:date>
    <meta:print-date>2006-11-16T15:22:00</meta:print-date>
    <meta:editing-cycles>2</meta:editing-cycles>
    <meta:editing-duration>P15824DT17H31M44S</meta:editing-duration>
    <meta:document-statistic meta:table-count="8" meta:image-count="0" meta:object-count="0" meta:page-count="23" meta:paragraph-count="502" meta:word-count="5388" meta:character-count="6155"/>
    <meta:generator>OpenOffice/4.1.2$Win32 OpenOffice.org_project/412m3$Build-9782</meta:generator>
  </office:meta>
</office:document-meta>
</file>